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Arial (W1)" svg:font-family="Arial (W1)" style:font-family-generic="swiss" style:font-pitch="variable"/>
    <style:font-face style:name="Arial, Arial" svg:font-family="Arial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1">
      <text:list-level-style-bullet text:level="1" text:style-name="WW_CharLFO21LVL1" text:bullet-char="•">
        <style:list-level-properties/>
        <style:text-properties style:font-name="OpenSymbol"/>
      </text:list-level-style-bullet>
      <text:list-level-style-bullet text:level="2" text:style-name="WW_CharLFO21LVL2" text:bullet-char="◦">
        <style:list-level-properties/>
        <style:text-properties style:font-name="OpenSymbol"/>
      </text:list-level-style-bullet>
      <text:list-level-style-bullet text:level="3" text:style-name="WW_CharLFO21LVL3" text:bullet-char="▪">
        <style:list-level-properties/>
        <style:text-properties style:font-name="OpenSymbol"/>
      </text:list-level-style-bullet>
      <text:list-level-style-bullet text:level="4" text:style-name="WW_CharLFO21LVL4" text:bullet-char="•">
        <style:list-level-properties/>
        <style:text-properties style:font-name="OpenSymbol"/>
      </text:list-level-style-bullet>
      <text:list-level-style-bullet text:level="5" text:style-name="WW_CharLFO21LVL5" text:bullet-char="◦">
        <style:list-level-properties/>
        <style:text-properties style:font-name="OpenSymbol"/>
      </text:list-level-style-bullet>
      <text:list-level-style-bullet text:level="6" text:style-name="WW_CharLFO21LVL6" text:bullet-char="▪">
        <style:list-level-properties/>
        <style:text-properties style:font-name="OpenSymbol"/>
      </text:list-level-style-bullet>
      <text:list-level-style-bullet text:level="7" text:style-name="WW_CharLFO21LVL7" text:bullet-char="•">
        <style:list-level-properties/>
        <style:text-properties style:font-name="OpenSymbol"/>
      </text:list-level-style-bullet>
      <text:list-level-style-bullet text:level="8" text:style-name="WW_CharLFO21LVL8" text:bullet-char="◦">
        <style:list-level-properties/>
        <style:text-properties style:font-name="OpenSymbol"/>
      </text:list-level-style-bullet>
      <text:list-level-style-bullet text:level="9" text:style-name="WW_CharLFO21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format="1">
        <style:list-level-properties text:space-before="0.175in" text:min-label-width="0.25in"/>
      </text:list-level-style-number>
      <text:list-level-style-number text:level="2" style:num-suffix="." style:num-format="a" style:num-letter-sync="true">
        <style:list-level-properties text:space-before="0.675in" text:min-label-width="0.25in"/>
      </text:list-level-style-number>
      <text:list-level-style-number text:level="3" style:num-suffix="." style:num-format="i">
        <style:list-level-properties fo:text-align="end" text:space-before="1.3in" text:min-label-width="0.125in"/>
      </text:list-level-style-number>
      <text:list-level-style-number text:level="4" style:num-suffix="." style:num-format="1">
        <style:list-level-properties text:space-before="1.675in" text:min-label-width="0.25in"/>
      </text:list-level-style-number>
      <text:list-level-style-number text:level="5" style:num-suffix="." style:num-format="a" style:num-letter-sync="true">
        <style:list-level-properties text:space-before="2.175in" text:min-label-width="0.25in"/>
      </text:list-level-style-number>
      <text:list-level-style-number text:level="6" style:num-suffix="." style:num-format="i">
        <style:list-level-properties fo:text-align="end" text:space-before="2.8in" text:min-label-width="0.125in"/>
      </text:list-level-style-number>
      <text:list-level-style-number text:level="7" style:num-suffix="." style:num-format="1">
        <style:list-level-properties text:space-before="3.175in" text:min-label-width="0.25in"/>
      </text:list-level-style-number>
      <text:list-level-style-number text:level="8" style:num-suffix="." style:num-format="a" style:num-letter-sync="true">
        <style:list-level-properties text:space-before="3.675in" text:min-label-width="0.25in"/>
      </text:list-level-style-number>
      <text:list-level-style-number text:level="9" style:num-suffix="." style:num-format="i">
        <style:list-level-properties fo:text-align="end" text:space-before="4.3in" text:min-label-width="0.125in"/>
      </text:list-level-style-number>
    </text:list-style>
    <text:list-style style:name="LFO32">
      <text:list-level-style-number text:level="1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5986in" text:min-label-width="0.25in"/>
      </text:list-level-style-number>
      <text:list-level-style-number text:level="3" style:num-suffix="." style:num-format="i">
        <style:list-level-properties fo:text-align="end" text:space-before="1.2236in" text:min-label-width="0.125in"/>
      </text:list-level-style-number>
      <text:list-level-style-number text:level="4" style:num-suffix="." style:num-format="1">
        <style:list-level-properties text:space-before="1.5986in" text:min-label-width="0.25in"/>
      </text:list-level-style-number>
      <text:list-level-style-number text:level="5" style:num-suffix="." style:num-format="a" style:num-letter-sync="true">
        <style:list-level-properties text:space-before="2.0986in" text:min-label-width="0.25in"/>
      </text:list-level-style-number>
      <text:list-level-style-number text:level="6" style:num-suffix="." style:num-format="i">
        <style:list-level-properties fo:text-align="end" text:space-before="2.7236in" text:min-label-width="0.125in"/>
      </text:list-level-style-number>
      <text:list-level-style-number text:level="7" style:num-suffix="." style:num-format="1">
        <style:list-level-properties text:space-before="3.0986in" text:min-label-width="0.25in"/>
      </text:list-level-style-number>
      <text:list-level-style-number text:level="8" style:num-suffix="." style:num-format="a" style:num-letter-sync="true">
        <style:list-level-properties text:space-before="3.5986in" text:min-label-width="0.25in"/>
      </text:list-level-style-number>
      <text:list-level-style-number text:level="9" style:num-suffix="." style:num-format="i">
        <style:list-level-properties fo:text-align="end" text:space-before="4.2236in" text:min-label-width="0.125in"/>
      </text:list-level-style-number>
    </text:list-style>
    <text:list-style style:name="LFO33">
      <text:list-level-style-number text:level="1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Título" style:master-page-name="MP0" style:family="paragraph">
      <style:paragraph-properties fo:break-before="page" fo:text-align="end" style:page-number="1"/>
      <style:text-properties fo:language="pt" fo:country="BR"/>
    </style:style>
    <style:style style:name="P3" style:parent-style-name="Título" style:family="paragraph">
      <style:paragraph-properties fo:text-align="end"/>
      <style:text-properties fo:language="pt" fo:country="BR"/>
    </style:style>
    <style:style style:name="P4" style:parent-style-name="Título" style:family="paragraph">
      <style:paragraph-properties fo:text-align="end"/>
      <style:text-properties fo:language="pt" fo:country="BR"/>
    </style:style>
    <style:style style:name="P5" style:parent-style-name="Título" style:family="paragraph">
      <style:paragraph-properties fo:text-align="end"/>
      <style:text-properties fo:language="pt" fo:country="BR"/>
    </style:style>
    <style:style style:name="P6" style:parent-style-name="Standard" style:family="paragraph">
      <style:text-properties style:language-asian="en" style:country-asian="US"/>
    </style:style>
    <style:style style:name="P7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8" style:parent-style-name="Standard" style:family="paragraph">
      <style:paragraph-properties fo:text-align="end"/>
      <style:text-properties style:language-asian="en" style:country-asian="US"/>
    </style:style>
    <style:style style:name="P9" style:parent-style-name="Standard" style:family="paragraph">
      <style:paragraph-properties fo:text-align="end"/>
      <style:text-properties style:language-asian="en" style:country-asian="US"/>
    </style:style>
    <style:style style:name="P10" style:parent-style-name="Standard" style:family="paragraph">
      <style:paragraph-properties fo:text-align="end"/>
      <style:text-properties style:language-asian="en" style:country-asian="US"/>
    </style:style>
    <style:style style:name="P11" style:parent-style-name="Standard" style:family="paragraph">
      <style:paragraph-properties fo:text-align="end"/>
      <style:text-properties style:language-asian="en" style:country-asian="US"/>
    </style:style>
    <style:style style:name="P12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13" style:parent-style-name="Título" style:family="paragraph">
      <style:paragraph-properties fo:text-align="end" fo:margin-top="0.0833in" fo:margin-bottom="0in"/>
      <style:text-properties fo:font-weight="normal" style:font-weight-asian="normal" style:font-weight-complex="bold" style:font-size-complex="18pt" fo:language="pt" fo:country="BR"/>
    </style:style>
    <style:style style:name="P14" style:parent-style-name="Standard" style:family="paragraph">
      <style:paragraph-properties fo:text-align="end"/>
      <style:text-properties style:language-asian="en" style:country-asian="US"/>
    </style:style>
    <style:style style:name="P15" style:parent-style-name="Standard" style:family="paragraph">
      <style:paragraph-properties fo:text-align="end"/>
      <style:text-properties style:language-asian="en" style:country-asian="US"/>
    </style:style>
    <style:style style:name="P16" style:parent-style-name="Standard" style:family="paragraph">
      <style:paragraph-properties fo:text-align="end"/>
      <style:text-properties style:language-asian="en" style:country-asian="US"/>
    </style:style>
    <style:style style:name="P17" style:parent-style-name="Standard" style:family="paragraph">
      <style:paragraph-properties fo:text-align="end"/>
      <style:text-properties style:language-asian="en" style:country-asian="US"/>
    </style:style>
    <style:style style:name="P18" style:parent-style-name="Título" style:family="paragraph">
      <style:paragraph-properties fo:text-align="end" fo:margin-top="0.0833in" fo:margin-bottom="0in"/>
      <style:text-properties fo:font-size="16pt" style:font-size-asian="16pt" style:font-size-complex="16pt" fo:language="pt" fo:country="BR"/>
    </style:style>
    <style:style style:name="P19" style:parent-style-name="Título" style:family="paragraph">
      <style:paragraph-properties fo:text-align="end"/>
      <style:text-properties fo:font-size="14pt" style:font-size-asian="14pt" fo:language="pt" fo:country="BR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.1479in" style:writing-mode="lr-tb"/>
    </style:style>
    <style:style style:name="P20" style:parent-style-name="Título" style:family="paragraph">
      <style:text-properties fo:font-size="12pt" style:font-size-asian="12pt" style:font-size-complex="12pt" fo:language="pt" fo:country="BR"/>
    </style:style>
    <style:style style:name="P21" style:parent-style-name="Título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22" style:parent-style-name="Standard" style:family="paragraph">
      <style:text-properties fo:language="en" fo:country="US" style:language-asian="en" style:country-asian="US"/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4" style:parent-style-name="Contents4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5" style:parent-style-name="Contents4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6" style:parent-style-name="Contents4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2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4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6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7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8" style:parent-style-name="Contents3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62" style:parent-style-name="Heading1" style:family="paragraph">
      <style:paragraph-properties fo:text-align="center">
        <style:tab-stops>
          <style:tab-stop style:type="left" style:position="0.3333in"/>
          <style:tab-stop style:type="right" style:leader-style="dotted" style:leader-text="." style:position="6.5388in"/>
        </style:tab-stops>
      </style:paragraph-properties>
    </style:style>
    <style:style style:name="P63" style:parent-style-name="Heading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64" style:parent-style-name="Heading2" style:family="paragraph">
      <style:paragraph-properties style:punctuation-wrap="simple" style:text-autospace="none" fo:margin-top="0in" fo:margin-bottom="0in" fo:margin-left="0.9166in" fo:text-indent="-0.25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65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66" style:parent-style-name="Textbody" style:family="paragraph">
      <style:paragraph-properties fo:text-align="justify" fo:margin-bottom="0in" fo:line-height="150%" fo:margin-left="0.7479in">
        <style:tab-stops/>
      </style:paragraph-properties>
    </style:style>
    <style:style style:name="T67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pt" fo:country="BR"/>
    </style:style>
    <style:style style:name="T69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pt" fo:country="BR"/>
    </style:style>
    <style:style style:name="T71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pt" fo:country="BR"/>
    </style:style>
    <style:style style:name="T73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P74" style:parent-style-name="Corpodetexto2" style:family="paragraph">
      <style:paragraph-properties fo:margin-bottom="0in" fo:line-height="150%" fo:margin-left="0.7479in">
        <style:tab-stops/>
      </style:paragraph-properties>
      <style:text-properties style:font-name="Arial" style:font-name-complex="Arial" fo:font-style="normal" style:font-style-asian="normal" fo:font-size="10pt" style:font-size-asian="10pt" fo:language="pt" fo:country="BR"/>
    </style:style>
    <style:style style:name="P75" style:parent-style-name="Corpodetexto2" style:family="paragraph">
      <style:paragraph-properties fo:margin-bottom="0in" fo:line-height="150%" fo:margin-left="0.7479in">
        <style:tab-stops/>
      </style:paragraph-properties>
      <style:text-properties style:font-name="Arial" style:font-name-complex="Arial" fo:font-style="normal" style:font-style-asian="normal" fo:font-size="10pt" style:font-size-asian="10pt" fo:language="pt" fo:country="BR"/>
    </style:style>
    <style:style style:name="P76" style:parent-style-name="Corpodetexto2" style:family="paragraph">
      <style:paragraph-properties fo:margin-bottom="0in" fo:margin-left="0.5in">
        <style:tab-stops/>
      </style:paragraph-properties>
      <style:text-properties style:font-name="Arial" style:font-name-complex="Arial" fo:font-style="normal" style:font-style-asian="normal" fo:font-size="10pt" style:font-size-asian="10pt" fo:language="pt" fo:country="BR"/>
    </style:style>
    <style:style style:name="P77" style:parent-style-name="Heading2" style:family="paragraph">
      <style:paragraph-properties style:punctuation-wrap="simple" style:text-autospace="none" fo:margin-top="0.0833in" fo:margin-bottom="0in" fo:margin-left="0.4958in" fo:text-indent="-0.2479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78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79" style:parent-style-name="Textbody" style:family="paragraph">
      <style:paragraph-properties fo:margin-bottom="0in" fo:margin-left="0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80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1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2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3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4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5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6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7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8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89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90" style:parent-style-name="Textbody" style:family="paragraph">
      <style:paragraph-properties fo:margin-bottom="0in"/>
      <style:text-properties fo:language="pt" fo:country="BR"/>
    </style:style>
    <style:style style:name="P91" style:parent-style-name="Heading2" style:family="paragraph">
      <style:paragraph-properties style:punctuation-wrap="simple" style:text-autospace="none" fo:margin-top="0.0833in" fo:margin-bottom="0in" fo:margin-left="0.4958in" fo:text-indent="-0.2479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92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93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94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95" style:parent-style-name="Heading2" style:family="paragraph">
      <style:paragraph-properties style:punctuation-wrap="simple" style:text-autospace="none" fo:margin-top="0.0833in" fo:margin-bottom="0in" fo:margin-left="0.4958in" fo:text-indent="-0.2479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96" style:parent-style-name="Textbody" style:family="paragraph">
      <style:paragraph-properties fo:margin-bottom="0in" fo:margin-left="0.33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97" style:parent-style-name="Textbody" style:family="paragraph">
      <style:paragraph-properties fo:margin-bottom="0in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98" style:parent-style-name="Heading2" style:family="paragraph">
      <style:paragraph-properties fo:break-before="page" style:punctuation-wrap="simple" style:text-autospace="none" fo:margin-top="0.0833in" fo:margin-bottom="0in" fo:margin-left="0.4958in" fo:text-indent="-0.2479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99" style:parent-style-name="Textbody" style:family="paragraph">
      <style:paragraph-properties fo:margin-bottom="0in"/>
      <style:text-properties fo:language="pt" fo:country="BR"/>
    </style:style>
    <style:style style:name="P100" style:parent-style-name="Textbody" style:family="paragraph">
      <style:paragraph-properties fo:text-align="justify" fo:line-height="150%" fo:margin-left="0.7479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01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02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03" style:parent-style-name="Heading2" style:family="paragraph">
      <style:paragraph-properties style:punctuation-wrap="simple" style:text-autospace="none" fo:margin-top="0in" fo:margin-bottom="0in" fo:margin-left="0.9166in" fo:text-indent="-0.6666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104" style:parent-style-name="Textbody" style:family="paragraph">
      <style:paragraph-properties fo:margin-bottom="0in"/>
      <style:text-properties fo:language="pt" fo:country="BR"/>
    </style:style>
    <style:style style:name="P105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06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07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08" style:parent-style-name="Textbody" style:family="paragraph">
      <style:paragraph-properties fo:text-align="justify" fo:margin-bottom="0in" fo:line-height="150%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09" style:parent-style-name="Textbody" style:family="paragraph">
      <style:paragraph-properties fo:text-align="justify" fo:margin-bottom="0in" fo:line-height="150%"/>
      <style:text-properties style:font-name="Arial" style:font-name-complex="Arial" fo:font-size="10pt" style:font-size-asian="10pt" fo:language="pt" fo:country="BR"/>
    </style:style>
    <style:style style:name="P110" style:parent-style-name="Heading1" style:family="paragraph">
      <style:paragraph-properties fo:margin-top="0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" style:parent-style-name="Heading2" style:family="paragraph">
      <style:paragraph-properties fo:margin-left="0.3333in" fo:text-indent="0.0104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112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113" style:parent-style-name="Textbody" style:family="paragraph">
      <style:paragraph-properties fo:text-align="justify" fo:margin-bottom="0in" fo:margin-left="0.75in">
        <style:tab-stops>
          <style:tab-stop style:type="left" style:position="0.75in"/>
        </style:tab-stops>
      </style:paragraph-properties>
      <style:text-properties style:font-name="Arial" style:font-name-complex="Arial" fo:font-size="10pt" style:font-size-asian="10pt" fo:language="pt" fo:country="BR"/>
    </style:style>
    <style:style style:name="P114" style:parent-style-name="Textbody" style:family="paragraph">
      <style:paragraph-properties fo:text-align="justify" fo:margin-bottom="0in" fo:margin-left="0.75in">
        <style:tab-stops>
          <style:tab-stop style:type="left" style:position="0.75in"/>
        </style:tab-stops>
      </style:paragraph-properties>
      <style:text-properties style:font-name="Arial" style:font-name-complex="Arial" fo:font-size="10pt" style:font-size-asian="10pt" fo:language="pt" fo:country="BR"/>
    </style:style>
    <style:style style:name="P115" style:parent-style-name="Textbody" style:family="paragraph">
      <style:paragraph-properties fo:text-align="justify"/>
      <style:text-properties style:font-name="Arial" style:font-name-complex="Arial" fo:font-size="10pt" style:font-size-asian="10pt" fo:language="pt" fo:country="BR"/>
    </style:style>
    <style:style style:name="P116" style:parent-style-name="Heading3" style:family="paragraph">
      <style:paragraph-properties fo:margin-top="0in" fo:margin-bottom="0in" fo:margin-left="0.5in" fo:text-indent="-0.1666in">
        <style:tab-stops>
          <style:tab-stop style:type="left" style:position="0.3333in"/>
          <style:tab-stop style:type="left" style:position="0.75in"/>
        </style:tab-stops>
      </style:paragraph-properties>
      <style:text-properties fo:font-size="11pt" style:font-size-asian="11pt" style:font-size-complex="11pt"/>
    </style:style>
    <style:style style:name="P117" style:parent-style-name="Textbody" style:family="paragraph">
      <style:paragraph-properties fo:text-align="justify" fo:margin-bottom="0in"/>
      <style:text-properties fo:language="pt" fo:country="BR"/>
    </style:style>
    <style:style style:name="P118" style:parent-style-name="Textbody" style:family="paragraph">
      <style:paragraph-properties fo:text-align="justify" fo:margin-bottom="0in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19" style:parent-style-name="Textbody" style:family="paragraph">
      <style:paragraph-properties fo:text-align="justify" fo:margin-bottom="0in"/>
      <style:text-properties style:font-name="Arial" style:font-name-complex="Arial" fo:font-size="10pt" style:font-size-asian="10pt" fo:language="pt" fo:country="BR"/>
    </style:style>
    <style:style style:name="P120" style:parent-style-name="Textbody" style:family="paragraph">
      <style:paragraph-properties fo:text-align="justify" fo:margin-bottom="0in"/>
      <style:text-properties style:font-name="Arial" style:font-name-complex="Arial" fo:font-size="10pt" style:font-size-asian="10pt" fo:language="pt" fo:country="BR"/>
    </style:style>
    <style:style style:name="P121" style:parent-style-name="Textbody" style:family="paragraph">
      <style:paragraph-properties fo:text-align="justify" fo:margin-bottom="0in"/>
      <style:text-properties style:font-name="Arial" style:font-name-complex="Arial" fo:font-size="10pt" style:font-size-asian="10pt" fo:language="pt" fo:country="BR"/>
    </style:style>
    <style:style style:name="P122" style:parent-style-name="Textbody" style:family="paragraph">
      <style:paragraph-properties fo:text-align="justify" fo:margin-bottom="0in"/>
      <style:text-properties style:font-name="Arial" style:font-name-complex="Arial" fo:font-size="10pt" style:font-size-asian="10pt" fo:language="pt" fo:country="BR"/>
    </style:style>
    <style:style style:name="P123" style:parent-style-name="Textbody" style:family="paragraph">
      <style:paragraph-properties fo:text-align="justify" fo:margin-bottom="0in" fo:margin-left="0.7597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24" style:parent-style-name="Textbody" style:family="paragraph">
      <style:paragraph-properties fo:text-align="justify" fo:margin-bottom="0in" fo:margin-left="0.7597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25" style:parent-style-name="Textbody" style:family="paragraph">
      <style:paragraph-properties fo:text-align="justify" fo:margin-bottom="0in" fo:margin-left="0.7597in">
        <style:tab-stops/>
      </style:paragraph-properties>
    </style:style>
    <style:style style:name="T126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127" style:parent-style-name="Fonteparág.padrão" style:family="text">
      <style:text-properties fo:font-size="11pt" style:font-size-asian="11pt" style:font-size-complex="11pt" fo:language="pt" fo:country="BR"/>
    </style:style>
    <style:style style:name="T128" style:parent-style-name="Fonteparág.padrão" style:family="text">
      <style:text-properties fo:font-size="11pt" style:font-size-asian="11pt" style:font-size-complex="11pt" fo:language="pt" fo:country="BR"/>
    </style:style>
    <style:style style:name="P129" style:parent-style-name="Textbody" style:family="paragraph">
      <style:paragraph-properties fo:text-align="justify" fo:margin-bottom="0in" fo:margin-left="0.7597in">
        <style:tab-stops/>
      </style:paragraph-properties>
      <style:text-properties style:font-name="Arial" style:font-name-complex="Arial" style:font-weight-complex="bold" fo:font-size="10pt" style:font-size-asian="10pt" fo:language="pt" fo:country="BR"/>
    </style:style>
    <style:style style:name="P130" style:parent-style-name="Textbody" style:family="paragraph">
      <style:paragraph-properties fo:text-align="justify" fo:margin-bottom="0in" fo:line-height="150%"/>
      <style:text-properties style:font-name="Arial" style:font-name-complex="Arial" fo:font-size="10pt" style:font-size-asian="10pt" fo:language="pt" fo:country="BR"/>
    </style:style>
    <style:style style:name="P131" style:parent-style-name="Heading4" style:family="paragraph">
      <style:paragraph-properties fo:margin-top="0in" fo:margin-bottom="0in" fo:margin-left="0.9166in" fo:text-indent="-0.5833in">
        <style:tab-stops>
          <style:tab-stop style:type="left" style:position="0.9166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2" style:parent-style-name="Textbody" style:family="paragraph">
      <style:paragraph-properties fo:margin-bottom="0in"/>
      <style:text-properties fo:language="pt" fo:country="BR"/>
    </style:style>
    <style:style style:name="P133" style:parent-style-name="Textbody" style:family="paragraph">
      <style:paragraph-properties fo:text-align="justify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34" style:parent-style-name="Textbody" style:family="paragraph">
      <style:paragraph-properties fo:text-align="justify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35" style:parent-style-name="Textbody" style:family="paragraph">
      <style:paragraph-properties fo:margin-bottom="0in"/>
      <style:text-properties style:font-name="Arial" style:font-name-complex="Arial" fo:font-size="10pt" style:font-size-asian="10pt" fo:background-color="#FFFF00" fo:language="pt" fo:country="BR"/>
    </style:style>
    <style:style style:name="P136" style:parent-style-name="Heading4" style:family="paragraph">
      <style:paragraph-properties fo:margin-top="0in" fo:margin-bottom="0in" fo:margin-left="0.5833in" fo:text-indent="-0.25in">
        <style:tab-stops>
          <style:tab-stop style:type="left" style:position="0.75in"/>
          <style:tab-stop style:type="left" style:position="0.9166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37" style:parent-style-name="Textbody" style:family="paragraph">
      <style:paragraph-properties fo:margin-bottom="0in"/>
      <style:text-properties fo:language="pt" fo:country="BR"/>
    </style:style>
    <style:style style:name="P138" style:parent-style-name="Textbodyuser" style:family="paragraph">
      <style:paragraph-properties fo:margin-bottom="0in"/>
      <style:text-properties fo:background-color="#FFFF00" fo:language="pt" fo:country="BR"/>
    </style:style>
    <style:style style:name="TableColumn140" style:family="table-column">
      <style:table-column-properties style:column-width="1.7937in"/>
    </style:style>
    <style:style style:name="TableColumn141" style:family="table-column">
      <style:table-column-properties style:column-width="2.7562in"/>
    </style:style>
    <style:style style:name="TableColumn142" style:family="table-column">
      <style:table-column-properties style:column-width="1.784in"/>
    </style:style>
    <style:style style:name="Table139" style:family="table">
      <style:table-properties style:width="6.334in" fo:margin-left="0.2923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145" style:parent-style-name="Textbodyuser" style:family="paragraph">
      <style:paragraph-properties style:snap-to-layout-grid="false" fo:text-align="center" fo:margin-top="0.0833in" fo:margin-bottom="0.0833in" fo:margin-left="0in">
        <style:tab-stops/>
      </style:paragraph-properties>
      <style:text-properties fo:font-weight="bold" style:font-weight-asian="bold" fo:font-size="10.5pt" style:font-size-asian="10.5pt" style:font-size-complex="10.5pt" fo:language="pt" fo:country="BR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069in" fo:padding-bottom="0in" fo:padding-right="0.0069in"/>
    </style:style>
    <style:style style:name="P147" style:parent-style-name="Textbodyuser" style:family="paragraph">
      <style:paragraph-properties style:snap-to-layout-grid="false" fo:text-align="center" fo:margin-top="0.0833in" fo:margin-bottom="0.0833in" fo:margin-left="0in">
        <style:tab-stops/>
      </style:paragraph-properties>
      <style:text-properties fo:font-weight="bold" style:font-weight-asian="bold" fo:font-size="10.5pt" style:font-size-asian="10.5pt" style:font-size-complex="10.5pt" fo:language="pt" fo:country="BR"/>
    </style:style>
    <style:style style:name="TableCell148" style:family="table-cell">
      <style:table-cell-properties fo:border="0.0069in solid #000000" fo:background-color="#CCFFCC" style:vertical-align="middle" fo:padding-top="0in" fo:padding-left="0.0069in" fo:padding-bottom="0in" fo:padding-right="0.0069in"/>
    </style:style>
    <style:style style:name="P149" style:parent-style-name="Textbodyuser" style:family="paragraph">
      <style:paragraph-properties style:snap-to-layout-grid="false" fo:text-align="center" fo:margin-top="0.0833in" fo:margin-bottom="0.0833in" fo:margin-left="0in">
        <style:tab-stops/>
      </style:paragraph-properties>
      <style:text-properties fo:font-weight="bold" style:font-weight-asian="bold" fo:font-size="10.5pt" style:font-size-asian="10.5pt" style:font-size-complex="10.5pt" fo:language="pt" fo:country="BR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2" style:parent-style-name="Textbodyuser" style:family="paragraph">
      <style:paragraph-properties style:snap-to-layout-grid="false" fo:text-align="center" fo:margin-top="0.0833in" fo:margin-bottom="0.0833in" fo:line-height="150%" fo:margin-left="0in">
        <style:tab-stops/>
      </style:paragraph-properties>
      <style:text-properties fo:font-size="10.5pt" style:font-size-asian="10.5pt" style:font-size-complex="10.5pt" fo:background-color="#FFFF00" fo:language="pt" fo:country="BR"/>
    </style:style>
    <style:style style:name="TableCell1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069in" fo:padding-bottom="0in" fo:padding-right="0.0069in"/>
    </style:style>
    <style:style style:name="P154" style:parent-style-name="Default" style:family="paragraph">
      <style:paragraph-properties style:snap-to-layout-grid="false" fo:line-height="150%"/>
    </style:style>
    <style:style style:name="T155" style:parent-style-name="Fonteparág.padrão" style:family="text">
      <style:text-properties style:font-name="Times New Roman" style:font-name-complex="Times New Roman" fo:font-size="10.5pt" style:font-size-asian="10.5pt" style:font-size-complex="10.5pt" fo:background-color="#FFFF00"/>
    </style:style>
    <style:style style:name="TableCell156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157" style:parent-style-name="Textbodyuser" style:family="paragraph">
      <style:paragraph-properties fo:margin-top="0.0833in" fo:margin-bottom="0.0833in" fo:line-height="150%" fo:margin-left="0.2465in" fo:text-indent="-0.0986in">
        <style:tab-stops>
          <style:tab-stop style:type="left" style:position="0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TableRow158" style:family="table-row">
      <style:table-row-properties/>
    </style:style>
    <style:style style:name="TableCell1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0" style:parent-style-name="Textbodyuser" style:family="paragraph">
      <style:paragraph-properties style:snap-to-layout-grid="false" fo:text-align="center" fo:margin-top="0.0833in" fo:margin-bottom="0.0833in" fo:line-height="150%" fo:margin-left="0in">
        <style:tab-stops/>
      </style:paragraph-properties>
      <style:text-properties fo:font-size="10.5pt" style:font-size-asian="10.5pt" style:font-size-complex="10.5pt" fo:background-color="#FFFF00" fo:language="pt" fo:country="BR"/>
    </style:style>
    <style:style style:name="TableCell16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069in" fo:padding-bottom="0in" fo:padding-right="0.0069in"/>
    </style:style>
    <style:style style:name="P162" style:parent-style-name="Default" style:family="paragraph">
      <style:paragraph-properties style:snap-to-layout-grid="false" fo:line-height="150%"/>
    </style:style>
    <style:style style:name="T163" style:parent-style-name="Fonteparág.padrão" style:family="text">
      <style:text-properties style:font-name="Times New Roman" style:font-name-complex="Times New Roman" fo:font-size="10.5pt" style:font-size-asian="10.5pt" style:font-size-complex="10.5pt" fo:background-color="#FFFF00"/>
    </style:style>
    <style:style style:name="TableCell164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165" style:parent-style-name="InfoBlue" style:family="paragraph">
      <style:paragraph-properties style:snap-to-layout-grid="false" fo:margin-bottom="0in" fo:line-height="150%" fo:margin-left="0.2465in" fo:text-indent="-0.1972in">
        <style:tab-stops>
          <style:tab-stop style:type="left" style:position="0.2736in"/>
          <style:tab-stop style:type="left" style:position="1.7701in"/>
        </style:tab-stops>
      </style:paragraph-properties>
      <style:text-properties style:font-name="Times New Roman" fo:font-style="normal" style:font-style-asian="normal" fo:color="#000000" fo:font-size="10.5pt" style:font-size-asian="10.5pt" style:font-size-complex="10.5pt" fo:background-color="#FFFF00"/>
    </style:style>
    <style:style style:name="P166" style:parent-style-name="Textbodyuser" style:family="paragraph">
      <style:paragraph-properties style:snap-to-layout-grid="false" fo:margin-top="0.0833in" fo:margin-bottom="0.0833in" fo:line-height="150%" fo:margin-left="0.3451in" fo:text-indent="-0.2958in">
        <style:tab-stops>
          <style:tab-stop style:type="left" style:position="-0.0986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P167" style:parent-style-name="Textbodyuser" style:family="paragraph">
      <style:paragraph-properties fo:margin-top="0.0833in" fo:margin-bottom="0.0833in" fo:line-height="150%" fo:margin-left="0.3451in">
        <style:tab-stops>
          <style:tab-stop style:type="left" style:position="-0.0986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0" style:parent-style-name="Textbodyuser" style:family="paragraph">
      <style:paragraph-properties style:snap-to-layout-grid="false" fo:text-align="center" fo:margin-top="0.0833in" fo:margin-bottom="0.0833in" fo:line-height="150%" fo:margin-left="0in">
        <style:tab-stops/>
      </style:paragraph-properties>
      <style:text-properties fo:font-size="10.5pt" style:font-size-asian="10.5pt" style:font-size-complex="10.5pt" fo:background-color="#FFFF00" fo:language="pt" fo:country="BR"/>
    </style:style>
    <style:style style:name="TableCell1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069in" fo:padding-bottom="0in" fo:padding-right="0.0069in"/>
    </style:style>
    <style:style style:name="P172" style:parent-style-name="Default" style:family="paragraph">
      <style:paragraph-properties style:snap-to-layout-grid="false" fo:line-height="150%"/>
      <style:text-properties style:font-name="Times New Roman" style:font-name-complex="Times New Roman" fo:font-size="10.5pt" style:font-size-asian="10.5pt" style:font-size-complex="10.5pt" fo:background-color="#FFFF00"/>
    </style:style>
    <style:style style:name="TableCell173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174" style:parent-style-name="Textbodyuser" style:family="paragraph">
      <style:paragraph-properties style:snap-to-layout-grid="false" fo:margin-top="0.0833in" fo:margin-bottom="0.0833in" fo:line-height="150%" fo:margin-left="0.3451in">
        <style:tab-stops>
          <style:tab-stop style:type="left" style:position="-0.0986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7" style:parent-style-name="Textbodyuser" style:family="paragraph">
      <style:paragraph-properties style:snap-to-layout-grid="false" fo:text-align="center" fo:margin-top="0.0833in" fo:margin-bottom="0.0833in" fo:line-height="150%" fo:margin-left="0in">
        <style:tab-stops/>
      </style:paragraph-properties>
      <style:text-properties fo:font-size="10.5pt" style:font-size-asian="10.5pt" style:font-size-complex="10.5pt" fo:background-color="#FFFF00" fo:language="pt" fo:country="BR"/>
    </style:style>
    <style:style style:name="TableCell1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069in" fo:padding-bottom="0in" fo:padding-right="0.0069in"/>
    </style:style>
    <style:style style:name="P179" style:parent-style-name="Default" style:family="paragraph">
      <style:paragraph-properties style:snap-to-layout-grid="false" fo:line-height="150%"/>
      <style:text-properties style:font-name="Times New Roman" style:font-name-complex="Times New Roman" fo:font-size="10.5pt" style:font-size-asian="10.5pt" style:font-size-complex="10.5pt" fo:background-color="#FFFF00"/>
    </style:style>
    <style:style style:name="TableCell180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181" style:parent-style-name="Textbodyuser" style:family="paragraph">
      <style:paragraph-properties style:snap-to-layout-grid="false" fo:margin-top="0.0833in" fo:margin-bottom="0.0833in" fo:line-height="150%" fo:margin-left="0.3451in" fo:text-indent="-0.2715in">
        <style:tab-stops>
          <style:tab-stop style:type="left" style:position="-0.0986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P182" style:parent-style-name="Textbodyuser" style:family="paragraph">
      <style:paragraph-properties style:snap-to-layout-grid="false" fo:margin-top="0.0833in" fo:margin-bottom="0.0833in" fo:line-height="150%" fo:margin-left="0.3451in" fo:text-indent="-0.2715in">
        <style:tab-stops>
          <style:tab-stop style:type="left" style:position="-0.0986in"/>
        </style:tab-stops>
      </style:paragraph-properties>
      <style:text-properties fo:font-size="10.5pt" style:font-size-asian="10.5pt" style:font-size-complex="10.5pt" fo:background-color="#FFFF00" fo:language="pt" fo:country="BR"/>
    </style:style>
    <style:style style:name="P183" style:parent-style-name="Textbodyuser" style:family="paragraph">
      <style:paragraph-properties fo:text-align="justify" fo:margin-top="0.0833in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84" style:parent-style-name="Heading4" style:family="paragraph">
      <style:paragraph-properties fo:margin-top="0in" fo:margin-bottom="0in">
        <style:tab-stops>
          <style:tab-stop style:type="left" style:position="-0.9187in"/>
          <style:tab-stop style:type="left" style:position="-0.50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85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186" style:parent-style-name="Textbodyuser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.5pt" style:font-size-asian="10.5pt" style:font-size-complex="10.5pt" fo:language="pt" fo:country="BR"/>
    </style:style>
    <style:style style:name="P187" style:parent-style-name="Heading4" style:family="paragraph">
      <style:paragraph-properties fo:margin-top="0in" fo:margin-bottom="0in">
        <style:tab-stops>
          <style:tab-stop style:type="left" style:position="-0.9187in"/>
          <style:tab-stop style:type="left" style:position="-0.50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88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189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90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191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92" style:parent-style-name="Heading1" style:family="paragraph">
      <style:paragraph-properties fo:margin-top="0in" fo:margin-bottom="0in">
        <style:tab-stops>
          <style:tab-stop style:type="left" style:position="0.0729in"/>
        </style:tab-stops>
      </style:paragraph-properties>
      <style:text-properties fo:font-size="12pt" style:font-size-asian="12pt" style:font-size-complex="12pt"/>
    </style:style>
    <style:style style:name="P193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194" style:parent-style-name="Heading2" style:family="paragraph">
      <style:paragraph-properties fo:margin-top="0in" fo:margin-bottom="0in">
        <style:tab-stops>
          <style:tab-stop style:type="left" style:position="-0.0104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195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196" style:parent-style-name="Textbody" style:family="paragraph">
      <style:paragraph-properties fo:line-height="150%">
        <style:tab-stops>
          <style:tab-stop style:type="left" style:position="-0.0833in"/>
        </style:tab-stops>
      </style:paragraph-properties>
      <style:text-properties style:font-name="Arial" style:font-name-complex="Arial" fo:font-weight="bold" style:font-weight-asian="bold" fo:font-size="10pt" style:font-size-asian="10pt" fo:language="pt" fo:country="BR"/>
    </style:style>
    <style:style style:name="P197" style:parent-style-name="Textbody" style:family="paragraph">
      <style:paragraph-properties fo:text-align="justify" fo:margin-bottom="0in" fo:line-height="150%" fo:margin-left="1.25in" fo:text-indent="-0.0833in">
        <style:tab-stops>
          <style:tab-stop style:type="left" style:position="1in"/>
        </style:tab-stops>
      </style:paragraph-properties>
      <style:text-properties style:font-name="Arial" style:font-name-complex="Arial" fo:font-weight="bold" style:font-weight-asian="bold" fo:font-size="10pt" style:font-size-asian="10pt" fo:language="pt" fo:country="BR"/>
    </style:style>
    <style:style style:name="P198" style:parent-style-name="Textbody" style:family="paragraph">
      <style:paragraph-properties fo:text-align="justify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199" style:parent-style-name="Textbody" style:family="paragraph">
      <style:paragraph-properties fo:text-align="justify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00" style:parent-style-name="Textbody" style:family="paragraph">
      <style:paragraph-properties fo:text-align="justify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01" style:parent-style-name="Textbody" style:family="paragraph">
      <style:paragraph-properties fo:text-align="justify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02" style:parent-style-name="Textbody" style:family="paragraph">
      <style:paragraph-properties fo:text-align="justify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03" style:parent-style-name="Textbody" style:family="paragraph">
      <style:paragraph-properties fo:text-align="justify" fo:margin-bottom="0in" fo:line-height="150%" fo:margin-left="1.5in" fo:text-indent="-0.3333in">
        <style:tab-stops>
          <style:tab-stop style:type="left" style:position="1in"/>
        </style:tab-stops>
      </style:paragraph-properties>
      <style:text-properties style:font-name="Arial" style:font-name-complex="Arial" fo:font-weight="bold" style:font-weight-asian="bold" fo:font-size="10pt" style:font-size-asian="10pt" fo:language="pt" fo:country="BR"/>
    </style:style>
    <style:style style:name="P204" style:parent-style-name="Textbody" style:family="paragraph">
      <style:paragraph-properties fo:text-align="justify" fo:margin-bottom="0in" fo:line-height="150%" fo:margin-left="1.5in">
        <style:tab-stops>
          <style:tab-stop style:type="left" style:position="1in"/>
        </style:tab-stops>
      </style:paragraph-properties>
      <style:text-properties style:font-name="Arial" style:font-name-complex="Arial" fo:font-size="10pt" style:font-size-asian="10pt" fo:language="pt" fo:country="BR"/>
    </style:style>
    <style:style style:name="P205" style:parent-style-name="Textbody" style:family="paragraph">
      <style:paragraph-properties fo:text-align="justify" fo:margin-bottom="0in" fo:line-height="150%" fo:margin-left="1.5in">
        <style:tab-stops>
          <style:tab-stop style:type="left" style:position="1in"/>
        </style:tab-stops>
      </style:paragraph-properties>
    </style:style>
    <style:style style:name="T206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P207" style:parent-style-name="Textbody" style:family="paragraph">
      <style:paragraph-properties fo:text-align="justify" fo:margin-bottom="0in" fo:line-height="150%" fo:margin-left="1.5in" fo:text-indent="-0.0833in">
        <style:tab-stops>
          <style:tab-stop style:type="left" style:position="1in"/>
        </style:tab-stops>
      </style:paragraph-properties>
      <style:text-properties style:font-name="Arial" style:font-name-complex="Arial" fo:font-size="10pt" style:font-size-asian="10pt" style:text-underline-type="single" style:text-underline-style="solid" style:text-underline-width="auto" style:text-underline-mode="continuous" fo:language="pt" fo:country="BR"/>
    </style:style>
    <style:style style:name="P208" style:parent-style-name="Textbody" style:family="paragraph">
      <style:paragraph-properties fo:text-align="justify" fo:margin-bottom="0in" fo:line-height="150%" fo:margin-left="1.5in" fo:text-indent="-0.3333in">
        <style:tab-stops>
          <style:tab-stop style:type="left" style:position="1in"/>
        </style:tab-stops>
      </style:paragraph-properties>
      <style:text-properties style:font-name="Arial" style:font-name-complex="Arial" fo:font-weight="bold" style:font-weight-asian="bold" fo:font-size="10pt" style:font-size-asian="10pt" fo:language="pt" fo:country="BR"/>
    </style:style>
    <style:style style:name="P209" style:parent-style-name="Textbody" style:family="paragraph">
      <style:paragraph-properties fo:text-align="justify" fo:margin-bottom="0in" fo:line-height="150%" fo:margin-left="1.5in" fo:text-indent="-0.083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10" style:parent-style-name="Textbody" style:family="paragraph">
      <style:paragraph-properties fo:margin-bottom="0in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11" style:parent-style-name="Textbody" style:family="paragraph">
      <style:paragraph-properties fo:text-align="justify" fo:margin-bottom="0in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12" style:parent-style-name="Textbody" style:family="paragraph">
      <style:paragraph-properties fo:text-align="justify" fo:margin-bottom="0.0833in" fo:line-height="150%" fo:margin-left="0.3347in">
        <style:tab-stops/>
      </style:paragraph-properties>
      <style:text-properties style:font-name="Arial" style:font-name-complex="Arial" fo:font-weight="bold" style:font-weight-asian="bold" fo:color="#008000" fo:font-size="10pt" style:font-size-asian="10pt" fo:language="pt" fo:country="BR"/>
    </style:style>
    <style:style style:name="P213" style:parent-style-name="Textbody" style:family="paragraph">
      <style:paragraph-properties fo:text-align="justify" fo:margin-bottom="0in" fo:line-height="150%" fo:margin-left="0.3333in">
        <style:tab-stops>
          <style:tab-stop style:type="left" style:position="1.6666in"/>
        </style:tab-stops>
      </style:paragraph-properties>
      <style:text-properties style:font-name="Arial" style:font-name-complex="Arial" fo:color="#008000" fo:font-size="10pt" style:font-size-asian="10pt" fo:language="pt" fo:country="BR"/>
    </style:style>
    <style:style style:name="P214" style:parent-style-name="Textbody" style:family="paragraph">
      <style:paragraph-properties fo:text-align="justify" fo:margin-bottom="0in" fo:line-height="150%" fo:margin-left="0.3333in">
        <style:tab-stops/>
      </style:paragraph-properties>
      <style:text-properties style:font-name="Arial" style:font-name-complex="Arial" fo:color="#008000" fo:font-size="10pt" style:font-size-asian="10pt" fo:language="pt" fo:country="BR"/>
    </style:style>
    <style:style style:name="P215" style:parent-style-name="Textbody" style:family="paragraph">
      <style:paragraph-properties fo:text-align="justify" fo:margin-bottom="0in" fo:line-height="150%" fo:margin-left="0in">
        <style:tab-stops>
          <style:tab-stop style:type="left" style:position="1.6666in"/>
        </style:tab-stops>
      </style:paragraph-properties>
      <style:text-properties style:font-name="Arial" style:font-name-complex="Arial" fo:color="#008000" fo:font-size="10pt" style:font-size-asian="10pt" fo:language="pt" fo:country="BR"/>
    </style:style>
    <style:style style:name="P216" style:parent-style-name="Textbody" style:family="paragraph">
      <style:paragraph-properties fo:text-align="justify" fo:margin-bottom="0in" fo:line-height="150%" fo:margin-left="0.3333in">
        <style:tab-stops>
          <style:tab-stop style:type="left" style:position="1.6666in"/>
        </style:tab-stops>
      </style:paragraph-properties>
    </style:style>
    <style:style style:name="T217" style:parent-style-name="Fonteparág.padrão" style:family="text">
      <style:text-properties style:font-name="Arial" style:font-name-complex="Arial" fo:color="#008000" fo:font-size="10pt" style:font-size-asian="10pt" fo:language="pt" fo:country="BR"/>
    </style:style>
    <style:style style:name="T218" style:parent-style-name="Fonteparág.padrão" style:family="text">
      <style:text-properties style:font-name="Arial" style:font-name-complex="Arial" fo:color="#008000" fo:font-size="10pt" style:font-size-asian="10pt" fo:language="pt" fo:country="BR"/>
    </style:style>
    <style:style style:name="P219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20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21" style:parent-style-name="Heading2" style:family="paragraph">
      <style:paragraph-properties fo:margin-top="0in" fo:margin-bottom="0in">
        <style:tab-stops>
          <style:tab-stop style:type="left" style:position="-0.0104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22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23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24" style:parent-style-name="Textbody" style:family="paragraph">
      <style:paragraph-properties fo:text-align="justify" fo:margin-bottom="0in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25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26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27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28" style:parent-style-name="Heading3" style:family="paragraph">
      <style:paragraph-properties fo:margin-top="0in" fo:margin-bottom="0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29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30" style:parent-style-name="Textbody" style:family="paragraph">
      <style:paragraph-properties fo:text-align="justify" fo:margin-bottom="0in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1" style:parent-style-name="Textbody" style:family="paragraph">
      <style:paragraph-properties fo:text-align="justify" fo:margin-bottom="0in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2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3" style:parent-style-name="Textbody" style:family="paragraph">
      <style:paragraph-properties fo:margin-bottom="0in" fo:line-height="150%" fo:margin-left="0.175in" fo:text-indent="0.5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4" style:parent-style-name="Textbody" style:family="paragraph">
      <style:paragraph-properties fo:margin-bottom="0in" fo:line-height="150%" fo:margin-left="0.175in" fo:text-indent="0.5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5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6" style:parent-style-name="Heading3" style:family="paragraph">
      <style:paragraph-properties fo:margin-top="0in" fo:margin-bottom="0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37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38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39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40" style:parent-style-name="Heading6" style:family="paragraph">
      <style:paragraph-properties fo:text-align="justify" fo:margin-top="0in" fo:margin-bottom="0in"/>
      <style:text-properties style:font-name="Arial" style:font-name-complex="Arial" fo:font-size="10pt" style:font-size-asian="10pt" style:font-size-complex="10pt"/>
    </style:style>
    <style:style style:name="P241" style:parent-style-name="Heading6" style:family="paragraph">
      <style:paragraph-properties fo:text-align="justify" fo:margin-top="0in" fo:margin-bottom="0in" fo:line-height="150%" fo:margin-left="0.75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/>
    </style:style>
    <style:style style:name="P242" style:parent-style-name="Corpodetexto2" style:family="paragraph">
      <style:paragraph-properties fo:text-align="justify" fo:margin-bottom="0in" fo:line-height="150%" fo:margin-left="0.75in">
        <style:tab-stops/>
      </style:paragraph-properties>
    </style:style>
    <style:style style:name="T243" style:parent-style-name="Fonteparág.padrão" style:family="text">
      <style:text-properties style:font-name="Arial" style:font-name-complex="Arial" fo:font-style="normal" style:font-style-asian="normal" fo:font-size="10pt" style:font-size-asian="10pt" fo:language="pt" fo:country="BR"/>
    </style:style>
    <style:style style:name="T244" style:parent-style-name="Fonteparág.padrão" style:family="text">
      <style:text-properties style:font-name="Arial" style:font-name-complex="Arial" fo:font-weight="bold" style:font-weight-asian="bold" fo:font-style="normal" style:font-style-asian="normal" fo:color="#008000" fo:font-size="10pt" style:font-size-asian="10pt" fo:language="pt" fo:country="BR"/>
    </style:style>
    <style:style style:name="T245" style:parent-style-name="Fonteparág.padrão" style:family="text">
      <style:text-properties style:font-name="Arial" style:font-name-complex="Arial" fo:font-style="normal" style:font-style-asian="normal" fo:font-size="10pt" style:font-size-asian="10pt" fo:language="pt" fo:country="BR"/>
    </style:style>
    <style:style style:name="P246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47" style:parent-style-name="Heading2" style:family="paragraph">
      <style:paragraph-properties fo:margin-top="0in" fo:margin-bottom="0in">
        <style:tab-stops>
          <style:tab-stop style:type="left" style:position="-0.0104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48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49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50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51" style:parent-style-name="Heading2" style:family="paragraph">
      <style:paragraph-properties fo:margin-top="0in" fo:margin-bottom="0in">
        <style:tab-stops>
          <style:tab-stop style:type="left" style:position="-0.0104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52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53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54" style:parent-style-name="Textbody" style:family="paragraph">
      <style:paragraph-properties fo:text-align="justify" fo:margin-bottom="0in" fo:margin-left="0.7479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55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56" style:parent-style-name="Textbody" style:family="paragraph">
      <style:paragraph-properties fo:text-align="justify" fo:margin-bottom="0in" fo:line-height="150%" fo:margin-left="0.75in">
        <style:tab-stops/>
      </style:paragraph-properties>
    </style:style>
    <style:style style:name="T257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258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259" style:parent-style-name="Fonteparág.padrão" style:family="text">
      <style:text-properties style:font-name="Arial" style:font-name-complex="Arial" fo:font-weight="bold" style:font-weight-asian="bold" fo:color="#008000" fo:font-size="10pt" style:font-size-asian="10pt" fo:language="pt" fo:country="BR"/>
    </style:style>
    <style:style style:name="T260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P261" style:parent-style-name="Textbody" style:family="paragraph">
      <style:paragraph-properties fo:text-align="justify" fo:margin-bottom="0in" fo:line-height="150%" fo:margin-left="0.175in" fo:text-indent="0.575in">
        <style:tab-stops/>
      </style:paragraph-properties>
    </style:style>
    <style:style style:name="T262" style:parent-style-name="Fonteparág.padrão" style:family="text">
      <style:text-properties style:font-name="Arial" style:font-name-complex="Arial" fo:font-size="10pt" style:font-size-asian="10pt" fo:language="pt" fo:country="BR"/>
    </style:style>
    <style:style style:name="T263" style:parent-style-name="Fonteparág.padrão" style:family="text">
      <style:text-properties style:font-name="Arial" style:font-name-complex="Arial" style:font-style-complex="italic" fo:font-size="10pt" style:font-size-asian="10pt" fo:language="pt" fo:country="BR"/>
    </style:style>
    <style:style style:name="P264" style:parent-style-name="Heading2" style:family="paragraph">
      <style:paragraph-properties fo:margin-top="0in" fo:margin-bottom="0in">
        <style:tab-stops>
          <style:tab-stop style:type="left" style:position="-0.0104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65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66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67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68" style:parent-style-name="Heading2" style:family="paragraph">
      <style:paragraph-properties style:punctuation-wrap="simple" style:text-autospace="none" fo:margin-top="0in" fo:margin-bottom="0in" fo:margin-left="0.5in" fo:text-indent="-0.1666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69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70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271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72" style:parent-style-name="Heading2" style:family="paragraph">
      <style:paragraph-properties fo:margin-top="0in" fo:margin-bottom="0in" fo:margin-left="0.5in" fo:text-indent="-0.1666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73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74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275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language="pt" fo:country="BR"/>
    </style:style>
    <style:style style:name="P276" style:parent-style-name="Heading2" style:family="paragraph">
      <style:paragraph-properties fo:margin-top="0in" fo:margin-bottom="0in" fo:margin-left="0.5in" fo:text-indent="-0.1666in">
        <style:tab-stops>
          <style:tab-stop style:type="left" style:position="0.75in"/>
        </style:tab-stops>
      </style:paragraph-properties>
      <style:text-properties fo:font-style="normal" style:font-style-asian="normal" fo:font-size="11pt" style:font-size-asian="11pt" style:font-size-complex="11pt"/>
    </style:style>
    <style:style style:name="P277" style:parent-style-name="Textbody" style:family="paragraph">
      <style:paragraph-properties fo:margin-bottom="0in" fo:line-height="150%"/>
      <style:text-properties style:font-name="Arial" style:font-name-complex="Arial" fo:font-size="10pt" style:font-size-asian="10pt" fo:background-color="#FF0000" fo:language="pt" fo:country="BR"/>
    </style:style>
    <style:style style:name="P278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Arial" style:font-name-complex="Arial" fo:font-size="10pt" style:font-size-asian="10pt" fo:background-color="#FFFF00" fo:language="pt" fo:country="BR"/>
    </style:style>
    <style:style style:name="P279" style:parent-style-name="Heading6" style:family="paragraph">
      <style:paragraph-properties fo:margin-top="0.0833in" fo:margin-bottom="0in" fo:line-height="150%">
        <style:tab-stops>
          <style:tab-stop style:type="left" style:position="0.75in"/>
        </style:tab-stops>
      </style:paragraph-properties>
    </style:style>
    <style:style style:name="T28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81" style:parent-style-name="Fonteparág.padrão" style:family="text">
      <style:text-properties style:font-name="Arial" style:font-name-complex="Arial" fo:font-weight="normal" style:font-weight-asian="normal" fo:font-size="10pt" style:font-size-asian="10pt" style:font-size-complex="10pt" fo:background-color="#FFFF00"/>
    </style:style>
    <style:style style:name="P282" style:parent-style-name="Textbody" style:family="paragraph">
      <style:paragraph-properties fo:margin-bottom="0in" fo:line-height="150%" fo:margin-left="0.75in">
        <style:tab-stops/>
      </style:paragraph-properties>
      <style:text-properties style:font-name="Arial" style:font-name-complex="Arial" fo:font-style="italic" style:font-style-asian="italic" fo:font-size="10pt" style:font-size-asian="10pt" fo:background-color="#FFFF00" fo:language="pt" fo:country="BR"/>
    </style:style>
    <style:style style:name="P283" style:parent-style-name="Textbody" style:family="paragraph">
      <style:paragraph-properties fo:margin-bottom="0in" fo:line-height="150%" fo:margin-left="0.75in">
        <style:tab-stops/>
      </style:paragraph-properties>
      <style:text-properties style:font-name="Arial" style:font-name-complex="Arial" fo:font-style="italic" style:font-style-asian="italic" fo:font-size="10pt" style:font-size-asian="10pt" fo:background-color="#FFFF00" fo:language="pt" fo:country="BR"/>
    </style:style>
    <style:style style:name="P284" style:parent-style-name="Textbody" style:family="paragraph">
      <style:paragraph-properties fo:margin-bottom="0in" fo:line-height="150%" fo:margin-left="0.75in">
        <style:tab-stops/>
      </style:paragraph-properties>
    </style:style>
    <style:style style:name="T285" style:parent-style-name="Fonteparág.padrão" style:family="text">
      <style:text-properties style:font-name="Arial" style:font-name-complex="Arial" fo:font-style="italic" style:font-style-asian="italic" fo:font-size="10pt" style:font-size-asian="10pt" fo:background-color="#FFFF00" fo:language="pt" fo:country="BR"/>
    </style:style>
    <style:style style:name="P286" style:parent-style-name="Textbody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287" style:parent-style-name="Heading1" style:family="paragraph">
      <style:paragraph-properties fo:margin-top="0.0833in" fo:margin-bottom="0in" fo:margin-left="0.4881in" fo:text-indent="-0.4881in">
        <style:tab-stops>
          <style:tab-stop style:type="left" style:position="0.3333in"/>
        </style:tab-stops>
      </style:paragraph-properties>
      <style:text-properties fo:font-size="12pt" style:font-size-asian="12pt" style:font-size-complex="12pt"/>
    </style:style>
    <style:style style:name="P288" style:parent-style-name="Standard" style:family="paragraph">
      <style:paragraph-properties fo:margin-left="0.3333in">
        <style:tab-stops/>
      </style:paragraph-properties>
      <style:text-properties fo:font-weight="bold" style:font-weight-asian="bold"/>
    </style:style>
    <style:style style:name="P289" style:parent-style-name="Standard" style:family="paragraph">
      <style:paragraph-properties fo:margin-left="0.3333in">
        <style:tab-stops/>
      </style:paragraph-properties>
      <style:text-properties fo:font-weight="bold" style:font-weight-asian="bold"/>
    </style:style>
    <style:style style:name="P290" style:parent-style-name="Standard" style:family="paragraph">
      <style:paragraph-properties fo:margin-left="0.3333in">
        <style:tab-stops/>
      </style:paragraph-properties>
    </style:style>
    <style:style style:name="P291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2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3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4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5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6" style:parent-style-name="Commarcadores" style:family="paragraph">
      <style:paragraph-properties fo:margin-bottom="0in" fo:line-height="150%" fo:margin-left="0.175in" fo:text-indent="0.1583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97" style:parent-style-name="Heading2" style:family="paragraph">
      <style:paragraph-properties fo:margin-top="0in" fo:margin-bottom="0in"/>
      <style:text-properties fo:font-size="10pt" style:font-size-asian="10pt" style:font-size-complex="10pt"/>
    </style:style>
    <style:style style:name="P298" style:parent-style-name="Standard" style:family="paragraph">
      <style:text-properties fo:font-weight="bold" style:font-weight-asian="bold"/>
    </style:style>
    <style:style style:name="P299" style:parent-style-name="Standard" style:family="paragraph">
      <style:paragraph-properties fo:margin-left="0.3333in">
        <style:tab-stops/>
      </style:paragraph-properties>
      <style:text-properties fo:font-weight="bold" style:font-weight-asian="bold"/>
    </style:style>
    <style:style style:name="P300" style:parent-style-name="Commarcadores" style:family="paragraph">
      <style:paragraph-properties fo:margin-bottom="0in" fo:line-height="150%" fo:margin-left="0.1729in" fo:text-indent="0.157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1" style:parent-style-name="Commarcadores" style:family="paragraph">
      <style:paragraph-properties fo:margin-bottom="0in" fo:line-height="150%" fo:margin-left="0.1729in" fo:text-indent="0.157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2" style:parent-style-name="Commarcadores" style:family="paragraph">
      <style:paragraph-properties fo:margin-bottom="0in" fo:line-height="150%" fo:margin-left="0.1729in" fo:text-indent="0.157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3" style:parent-style-name="Commarcadores" style:family="paragraph">
      <style:paragraph-properties fo:margin-bottom="0in" fo:line-height="150%" fo:margin-left="0.1729in" fo:text-indent="0.157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4" style:parent-style-name="Commarcadores" style:family="paragraph">
      <style:paragraph-properties fo:margin-bottom="0in" fo:line-height="150%" fo:margin-left="0.1729in" fo:text-indent="0.1576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5" style:parent-style-name="Commarcadores" style:family="paragraph">
      <style:paragraph-properties fo:margin-bottom="0in"/>
      <style:text-properties style:font-name="Arial" style:font-name-complex="Arial" fo:font-size="10pt" style:font-size-asian="10pt" fo:language="pt" fo:country="BR"/>
    </style:style>
    <style:style style:name="P306" style:parent-style-name="Commarcadores" style:family="paragraph">
      <style:paragraph-properties fo:margin-bottom="0in" fo:margin-left="0.175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0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08" style:parent-style-name="Heading1" style:family="paragraph">
      <style:paragraph-properties fo:break-before="page" fo:margin-top="0.0833in" fo:margin-bottom="0in" fo:margin-left="0.4881in" fo:text-indent="-0.4881in">
        <style:tab-stops>
          <style:tab-stop style:type="left" style:position="0.3333in"/>
        </style:tab-stops>
      </style:paragraph-properties>
      <style:text-properties fo:font-size="12pt" style:font-size-asian="12pt" style:font-size-complex="12pt"/>
    </style:style>
    <style:style style:name="P309" style:parent-style-name="Título" style:family="paragraph">
      <style:paragraph-properties fo:text-align="justify" fo:line-height="150%" fo:margin-left="0.2479in" fo:text-indent="0.252in">
        <style:tab-stops/>
      </style:paragraph-properties>
    </style:style>
    <style:style style:name="T310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311" style:parent-style-name="Fonteparág.padrão" style:family="text">
      <style:text-properties style:font-name-complex="Arial" fo:font-weight="normal" style:font-weight-asian="normal" fo:font-size="10pt" style:font-size-asian="10pt" fo:language="pt" fo:country="BR"/>
    </style:style>
    <style:style style:name="T312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313" style:parent-style-name="Fonteparág.padrão" style:family="text">
      <style:text-properties fo:color="#008000" fo:font-size="10pt" style:font-size-asian="10pt" fo:language="pt" fo:country="BR"/>
    </style:style>
    <style:style style:name="T314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315" style:parent-style-name="Fonteparág.padrão" style:family="text">
      <style:text-properties fo:color="#008000" fo:font-size="10pt" style:font-size-asian="10pt" fo:language="pt" fo:country="BR"/>
    </style:style>
    <style:style style:name="T316" style:parent-style-name="Fonteparág.padrão" style:family="text">
      <style:text-properties fo:font-weight="normal" style:font-weight-asian="normal" fo:color="#000000" fo:font-size="10pt" style:font-size-asian="10pt" fo:language="pt" fo:country="BR"/>
    </style:style>
    <style:style style:name="T317" style:parent-style-name="Fonteparág.padrão" style:family="text">
      <style:text-properties fo:color="#008000" fo:font-size="10pt" style:font-size-asian="10pt" fo:language="pt" fo:country="BR"/>
    </style:style>
    <style:style style:name="T318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319" style:parent-style-name="Fonteparág.padrão" style:family="text">
      <style:text-properties fo:color="#008000" fo:font-size="10pt" style:font-size-asian="10pt" fo:language="pt" fo:country="BR"/>
    </style:style>
    <style:style style:name="T320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321" style:parent-style-name="Fonteparág.padrão" style:family="text">
      <style:text-properties fo:color="#008000" fo:font-size="10pt" style:font-size-asian="10pt" fo:language="pt" fo:country="BR"/>
    </style:style>
    <style:style style:name="T322" style:parent-style-name="Fonteparág.padrão" style:family="text">
      <style:text-properties fo:font-weight="normal" style:font-weight-asian="normal" fo:color="#000000" fo:font-size="10pt" style:font-size-asian="10pt" fo:language="pt" fo:country="BR"/>
    </style:style>
    <style:style style:name="T323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ableColumn325" style:family="table-column">
      <style:table-column-properties style:column-width="3in" style:use-optimal-column-width="false"/>
    </style:style>
    <style:style style:name="TableColumn326" style:family="table-column">
      <style:table-column-properties style:column-width="3in" style:use-optimal-column-width="false"/>
    </style:style>
    <style:style style:name="Table324" style:family="table">
      <style:table-properties style:width="6in" fo:margin-left="0.3333in" table:align="left"/>
    </style:style>
    <style:style style:name="TableRow327" style:family="table-row">
      <style:table-row-properties style:min-row-height="0.9041in" style:use-optimal-row-height="false"/>
    </style:style>
    <style:style style:name="TableCell328" style:family="table-cell">
      <style:table-cell-properties fo:border="none" fo:padding-top="0in" fo:padding-left="0.0486in" fo:padding-bottom="0in" fo:padding-right="0.0486in"/>
    </style:style>
    <style:style style:name="P329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330" style:parent-style-name="RUPTabela" style:family="paragraph">
      <style:paragraph-properties fo:keep-with-next="always" fo:keep-together="always"/>
      <style:text-properties fo:language="pt" fo:country="BR"/>
    </style:style>
    <style:style style:name="P331" style:parent-style-name="RUPTabela" style:family="paragraph">
      <style:paragraph-properties fo:keep-with-next="always" fo:keep-together="always"/>
      <style:text-properties fo:language="pt" fo:country="BR"/>
    </style:style>
    <style:style style:name="P332" style:parent-style-name="RUPTabela" style:family="paragraph">
      <style:paragraph-properties fo:keep-with-next="always" fo:keep-together="always"/>
      <style:text-properties fo:language="pt" fo:country="BR"/>
    </style:style>
    <style:style style:name="P333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334" style:family="table-cell">
      <style:table-cell-properties fo:border="none" fo:padding-top="0in" fo:padding-left="0.0486in" fo:padding-bottom="0in" fo:padding-right="0.0486in"/>
    </style:style>
    <style:style style:name="P335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336" style:parent-style-name="RUPTabela" style:family="paragraph">
      <style:paragraph-properties fo:keep-with-next="always" fo:keep-together="always"/>
      <style:text-properties fo:language="pt" fo:country="BR"/>
    </style:style>
    <style:style style:name="P337" style:parent-style-name="RUPTabela" style:family="paragraph">
      <style:paragraph-properties fo:keep-with-next="always" fo:keep-together="always"/>
      <style:text-properties fo:language="pt" fo:country="BR"/>
    </style:style>
    <style:style style:name="P338" style:parent-style-name="RUPTabela" style:family="paragraph">
      <style:paragraph-properties fo:keep-with-next="always" fo:keep-together="always"/>
      <style:text-properties fo:language="pt" fo:country="BR"/>
    </style:style>
    <style:style style:name="P339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340" style:family="table-row">
      <style:table-row-properties style:min-row-height="0.4715in" style:use-optimal-row-height="false"/>
    </style:style>
    <style:style style:name="TableCell341" style:family="table-cell">
      <style:table-cell-properties fo:border="none" fo:padding-top="0in" fo:padding-left="0.0486in" fo:padding-bottom="0in" fo:padding-right="0.0486in"/>
    </style:style>
    <style:style style:name="P342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343" style:parent-style-name="RUPTabela" style:family="paragraph">
      <style:paragraph-properties fo:keep-together="always" fo:text-align="center"/>
      <style:text-properties fo:language="pt" fo:country="BR"/>
    </style:style>
    <style:style style:name="P344" style:parent-style-name="RUPTabela" style:family="paragraph">
      <style:paragraph-properties fo:keep-together="always" fo:text-align="center"/>
      <style:text-properties fo:language="pt" fo:country="BR"/>
    </style:style>
    <style:style style:name="TableCell345" style:family="table-cell">
      <style:table-cell-properties fo:border="none" fo:padding-top="0in" fo:padding-left="0.0486in" fo:padding-bottom="0in" fo:padding-right="0.0486in"/>
    </style:style>
    <style:style style:name="P346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347" style:parent-style-name="RUPTabela" style:family="paragraph">
      <style:paragraph-properties fo:keep-together="always" fo:text-align="center"/>
      <style:text-properties fo:language="pt" fo:country="BR"/>
    </style:style>
    <style:style style:name="P348" style:parent-style-name="RUPTabela" style:family="paragraph">
      <style:paragraph-properties fo:keep-together="always" fo:text-align="center"/>
      <style:text-properties fo:language="pt" fo:country="BR"/>
    </style:style>
    <style:style style:name="TableColumn350" style:family="table-column">
      <style:table-column-properties style:column-width="3in" style:use-optimal-column-width="false"/>
    </style:style>
    <style:style style:name="TableColumn351" style:family="table-column">
      <style:table-column-properties style:column-width="3.0152in" style:use-optimal-column-width="false"/>
    </style:style>
    <style:style style:name="Table349" style:family="table">
      <style:table-properties style:width="6.0152in" fo:margin-left="0.3333in" table:align="left"/>
    </style:style>
    <style:style style:name="TableRow352" style:family="table-row">
      <style:table-row-properties style:min-row-height="0.9041in" style:use-optimal-row-height="false"/>
    </style:style>
    <style:style style:name="TableCell353" style:family="table-cell">
      <style:table-cell-properties fo:border="none" fo:padding-top="0in" fo:padding-left="0.0486in" fo:padding-bottom="0in" fo:padding-right="0.0486in"/>
    </style:style>
    <style:style style:name="P354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355" style:parent-style-name="RUPTabela" style:family="paragraph">
      <style:paragraph-properties fo:keep-with-next="always" fo:keep-together="always"/>
      <style:text-properties fo:language="pt" fo:country="BR"/>
    </style:style>
    <style:style style:name="P356" style:parent-style-name="RUPTabela" style:family="paragraph">
      <style:paragraph-properties fo:keep-with-next="always" fo:keep-together="always"/>
      <style:text-properties fo:language="pt" fo:country="BR"/>
    </style:style>
    <style:style style:name="P357" style:parent-style-name="RUPTabela" style:family="paragraph">
      <style:paragraph-properties fo:keep-with-next="always" fo:keep-together="always"/>
      <style:text-properties fo:language="pt" fo:country="BR"/>
    </style:style>
    <style:style style:name="P358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359" style:family="table-cell">
      <style:table-cell-properties fo:border="none" fo:padding-top="0in" fo:padding-left="0.0486in" fo:padding-bottom="0in" fo:padding-right="0.0486in"/>
    </style:style>
    <style:style style:name="P360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361" style:parent-style-name="RUPTabela" style:family="paragraph">
      <style:paragraph-properties fo:keep-with-next="always" fo:keep-together="always"/>
      <style:text-properties fo:language="pt" fo:country="BR"/>
    </style:style>
    <style:style style:name="P362" style:parent-style-name="RUPTabela" style:family="paragraph">
      <style:paragraph-properties fo:keep-with-next="always" fo:keep-together="always"/>
      <style:text-properties fo:language="pt" fo:country="BR"/>
    </style:style>
    <style:style style:name="P363" style:parent-style-name="RUPTabela" style:family="paragraph">
      <style:paragraph-properties fo:keep-with-next="always" fo:keep-together="always"/>
      <style:text-properties fo:language="pt" fo:country="BR"/>
    </style:style>
    <style:style style:name="P364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365" style:family="table-row">
      <style:table-row-properties style:min-row-height="0.4715in" style:use-optimal-row-height="false"/>
    </style:style>
    <style:style style:name="TableCell366" style:family="table-cell">
      <style:table-cell-properties fo:border="none" fo:padding-top="0in" fo:padding-left="0.0486in" fo:padding-bottom="0in" fo:padding-right="0.0486in"/>
    </style:style>
    <style:style style:name="P367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368" style:parent-style-name="RUPTabela" style:family="paragraph">
      <style:paragraph-properties fo:keep-together="always" fo:text-align="center"/>
      <style:text-properties fo:language="pt" fo:country="BR"/>
    </style:style>
    <style:style style:name="P369" style:parent-style-name="RUPTabela" style:family="paragraph">
      <style:paragraph-properties fo:keep-together="always" fo:text-align="center"/>
      <style:text-properties fo:language="pt" fo:country="BR"/>
    </style:style>
    <style:style style:name="TableCell370" style:family="table-cell">
      <style:table-cell-properties fo:border="none" fo:padding-top="0in" fo:padding-left="0.0486in" fo:padding-bottom="0in" fo:padding-right="0.0486in"/>
    </style:style>
    <style:style style:name="P371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372" style:parent-style-name="RUPTabela" style:family="paragraph">
      <style:paragraph-properties fo:keep-together="always" fo:text-align="center"/>
      <style:text-properties fo:language="pt" fo:country="BR"/>
    </style:style>
    <style:style style:name="P373" style:parent-style-name="RUPTabela" style:family="paragraph">
      <style:paragraph-properties fo:keep-together="always" fo:text-align="center"/>
      <style:text-properties fo:language="pt" fo:country="BR"/>
    </style:style>
    <style:style style:name="P374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/>
    </style:style>
    <style:style style:name="P375" style:parent-style-name="Standard" style:family="paragraph">
      <style:paragraph-properties fo:margin-top="0.0833in" fo:margin-left="0.4958in" fo:text-indent="-0.2479in">
        <style:tab-stops/>
      </style:paragraph-properties>
    </style:style>
    <style:style style:name="T376" style:parent-style-name="Fonteparág.padrão" style:family="text">
      <style:text-properties style:font-name="Arial" style:font-name-complex="Arial" fo:color="#008000" fo:font-size="9pt" style:font-size-asian="9pt" style:font-size-complex="9pt"/>
    </style:style>
    <style:style style:name="T377" style:parent-style-name="Fonteparág.padrão" style:family="text">
      <style:text-properties style:font-name="Arial" style:font-name-complex="Arial" fo:color="#008000" fo:font-size="9pt" style:font-size-asian="9pt" style:font-size-complex="9pt"/>
    </style:style>
    <style:style style:name="T378" style:parent-style-name="Fonteparág.padrão" style:family="text">
      <style:text-properties style:font-name="Arial" style:font-name-complex="Arial" fo:color="#008000" fo:font-size="9pt" style:font-size-asian="9pt" style:font-size-complex="9pt"/>
    </style:style>
    <style:style style:name="T379" style:parent-style-name="Fonteparág.padrão" style:family="text">
      <style:text-properties style:font-name="Arial" style:font-name-complex="Arial" fo:color="#008000" fo:font-size="9pt" style:font-size-asian="9pt" style:font-size-complex="9pt"/>
    </style:style>
    <style:style style:name="P380" style:parent-style-name="Standard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1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2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3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4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5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6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7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388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389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390" style:parent-style-name="Standard" style:family="paragraph">
      <style:paragraph-properties fo:text-indent="0.25in"/>
    </style:style>
    <style:style style:name="T391" style:parent-style-name="Fonteparág.padrão" style:family="text">
      <style:text-properties style:font-name="Wingdings" fo:color="#008000" fo:font-size="9pt" style:font-size-asian="9pt" style:font-size-complex="9pt"/>
    </style:style>
    <style:style style:name="T392" style:parent-style-name="Fonteparág.padrão" style:family="text">
      <style:text-properties style:font-name="Arial" style:font-name-complex="Arial" fo:color="#008000" fo:font-size="9pt" style:font-size-asian="9pt" style:font-size-complex="9p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Definição de Requisitos</text:p>
      <text:p text:style-name="P8"/>
      <text:p text:style-name="P9"/>
      <text:p text:style-name="P10"/>
      <text:p text:style-name="P11"/>
      <text:p text:style-name="P12">Portal Virtual do Cerrado / Sistema de Catalogação da Biodiversidade - Versão 1.0</text:p>
      <text:p text:style-name="P13">Módulo de Cadastro - Release 1.0</text:p>
      <text:p text:style-name="P14"/>
      <text:p text:style-name="P15"/>
      <text:p text:style-name="P16"/>
      <text:p text:style-name="P17"/>
      <text:p text:style-name="P18"/>
      <text:p text:style-name="P19"/>
      <text:section text:name="Sect1" text:style-name="S1">
        <text:p text:style-name="Standard"/>
      </text:section>
      <text:section text:name="Sect2" text:style-name="S2">
        <text:p text:style-name="P20"/>
        <text:soft-page-break/>
        <text:p text:style-name="P21">Sumário</text:p>
        <text:p text:style-name="P22"/>
        <text:table-of-content text:name="_TOC0">
          <text:table-of-content-source text:outline-level="4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23"><text:a xlink:href="#__RefHeading__4875_1898514999" office:target-frame-name="_top" xlink:show="replace"><text:s/>Definição de Requisitos<text:tab/>3</text:a></text:p>
            <text:p text:style-name="P24"><text:a xlink:href="#__RefHeading__4877_1898514999" office:target-frame-name="_top" xlink:show="replace">1.Introdução<text:tab/>3</text:a></text:p>
            <text:p text:style-name="P25"><text:a xlink:href="#__RefHeading__4879_1898514999" office:target-frame-name="_top" xlink:show="replace">1.1Finalidade<text:s/><text:tab/>3</text:a></text:p>
            <text:p text:style-name="P26"><text:a xlink:href="#__RefHeading__4881_1898514999" office:target-frame-name="_top" xlink:show="replace">1.2Escopo<text:tab/>3</text:a></text:p>
            <text:p text:style-name="P27"><text:a xlink:href="#__RefHeading__4883_1898514999" office:target-frame-name="_top" xlink:show="replace">1.3Definições, Acrônimos e Abreviações<text:tab/>3</text:a></text:p>
            <text:p text:style-name="P28"><text:a xlink:href="#__RefHeading__4885_1898514999" office:target-frame-name="_top" xlink:show="replace">1.4Dependências<text:tab/>3</text:a></text:p>
            <text:p text:style-name="P29"><text:a xlink:href="#__RefHeading__4887_1898514999" office:target-frame-name="_top" xlink:show="replace">1.5Restrições<text:tab/>4</text:a></text:p>
            <text:p text:style-name="P30"><text:a xlink:href="#__RefHeading__4889_1898514999" office:target-frame-name="_top" xlink:show="replace">1.6Referências<text:tab/>4</text:a></text:p>
            <text:p text:style-name="P31"><text:a xlink:href="#__RefHeading__4891_1898514999" office:target-frame-name="_top" xlink:show="replace">2.Descrição<text:tab/>4</text:a></text:p>
            <text:p text:style-name="P32"><text:a xlink:href="#__RefHeading__4893_1898514999" office:target-frame-name="_top" xlink:show="replace">2.1Objetivos<text:tab/>4</text:a></text:p>
            <text:p text:style-name="P33"><text:a xlink:href="#__RefHeading__4895_1898514999" office:target-frame-name="_top" xlink:show="replace">2.1.1Ambiente<text:tab/>4</text:a></text:p>
            <text:p text:style-name="P34"><text:a xlink:href="#__RefHeading__4897_1898514999" office:target-frame-name="_top" xlink:show="replace">2.1.1.1Visão Geral<text:tab/>4</text:a></text:p>
            <text:p text:style-name="P35"><text:a xlink:href="#__RefHeading__4899_1898514999" office:target-frame-name="_top" xlink:show="replace">2.1.1.2Usuários Finais<text:s/><text:tab/>5</text:a></text:p>
            <text:p text:style-name="P36"><text:a xlink:href="#__RefHeading__4901_1898514999" office:target-frame-name="_top" xlink:show="replace">2.1.1.3Instalação e Suporte<text:tab/>5</text:a></text:p>
            <text:p text:style-name="P37"><text:a xlink:href="#__RefHeading__4903_1898514999" office:target-frame-name="_top" xlink:show="replace">2.2Migração, Compatibilidade e Co-Existência<text:s/><text:tab/>6</text:a></text:p>
            <text:p text:style-name="P38"><text:a xlink:href="#__RefHeading__4905_1898514999" office:target-frame-name="_top" xlink:show="replace">3Requisitos do Sistema<text:tab/>6</text:a></text:p>
            <text:p text:style-name="P39"><text:a xlink:href="#__RefHeading__4907_1898514999" office:target-frame-name="_top" xlink:show="replace">3.1Requisitos Funcionais e de Dados<text:s/><text:tab/>6</text:a></text:p>
            <text:p text:style-name="P40"><text:a xlink:href="#__RefHeading__4909_1898514999" office:target-frame-name="_top" xlink:show="replace">3.2Requisitos de Projeto<text:tab/>7</text:a></text:p>
            <text:p text:style-name="P41"><text:a xlink:href="#__RefHeading__4911_1898514999" office:target-frame-name="_top" xlink:show="replace">3.3Requisitos de Performance<text:tab/>7</text:a></text:p>
            <text:p text:style-name="P42"><text:a xlink:href="#__RefHeading__4913_1898514999" office:target-frame-name="_top" xlink:show="replace">3.3.1Velocidade<text:tab/>7</text:a></text:p>
            <text:p text:style-name="P43"><text:a xlink:href="#__RefHeading__4915_1898514999" office:target-frame-name="_top" xlink:show="replace">3.3.2Confiabilidade, Disponibilidade e Manutenabilidade<text:tab/>7</text:a></text:p>
            <text:p text:style-name="P44"><text:a xlink:href="#__RefHeading__4917_1898514999" office:target-frame-name="_top" xlink:show="replace">3.3.3Limite de Capacidade<text:tab/>7</text:a></text:p>
            <text:p text:style-name="P45"><text:a xlink:href="#__RefHeading__4919_1898514999" office:target-frame-name="_top" xlink:show="replace">3.4Requisitos de Interface Externa<text:s/><text:tab/>7</text:a></text:p>
            <text:p text:style-name="P46"><text:a xlink:href="#__RefHeading__4921_1898514999" office:target-frame-name="_top" xlink:show="replace">3.4.1Interface<text:s/>do usuário<text:tab/>7</text:a></text:p>
            <text:p text:style-name="P47"><text:a xlink:href="#__RefHeading__4923_1898514999" office:target-frame-name="_top" xlink:show="replace">3.4.2Interface de Hardware<text:s/><text:tab/>8</text:a></text:p>
            <text:p text:style-name="P48"><text:a xlink:href="#__RefHeading__4925_1898514999" office:target-frame-name="_top" xlink:show="replace">3.4.3Interface de Software<text:tab/>8</text:a></text:p>
            <text:p text:style-name="P49"><text:a xlink:href="#__RefHeading__4927_1898514999" office:target-frame-name="_top" xlink:show="replace">3.5Requisitos de Segurança<text:tab/>8</text:a></text:p>
            <text:p text:style-name="P50"><text:a xlink:href="#__RefHeading__4929_1898514999" office:target-frame-name="_top" xlink:show="replace">3.6Requisitos de Integridades<text:s/><text:tab/>8</text:a></text:p>
            <text:p text:style-name="P51"><text:a xlink:href="#__RefHeading__4931_1898514999" office:target-frame-name="_top" xlink:show="replace">3.7Requisitos Internacionais<text:s/><text:tab/>9</text:a></text:p>
            <text:p text:style-name="P52"><text:a xlink:href="#__RefHeading__4933_1898514999" office:target-frame-name="_top" xlink:show="replace">3.8Exigências de Prazos e Custos<text:s/><text:tab/>9</text:a></text:p>
            <text:p text:style-name="P53"><text:a xlink:href="#__RefHeading__4935_1898514999" office:target-frame-name="_top" xlink:show="replace">3.9Exigências de Documentação<text:tab/>9</text:a></text:p>
            <text:p text:style-name="P54"><text:a xlink:href="#__RefHeading__4937_1898514999" office:target-frame-name="_top" xlink:show="replace">3.10.Exigências de Treinamento<text:tab/>9</text:a></text:p>
            <text:p text:style-name="P55"><text:a xlink:href="#__RefHeading__4939_1898514999" office:target-frame-name="_top" xlink:show="replace">3.11.Sumário de Tecnologia<text:s/><text:tab/>9</text:a></text:p>
            <text:p text:style-name="P56"><text:a xlink:href="#__RefHeading__4941_1898514999" office:target-frame-name="_top" xlink:show="replace">3.12Outros Requisitos<text:s/><text:tab/>9</text:a></text:p>
            <text:p text:style-name="P57"><text:a xlink:href="#__RefHeading__4943_1898514999" office:target-frame-name="_top" xlink:show="replace">4.Critério de Aceitação<text:s/><text:tab/>10</text:a></text:p>
            <text:p text:style-name="P58"><text:a xlink:href="#__RefHeading__4945_1898514999" office:target-frame-name="_top" xlink:show="replace">5.Requisitos Funcionais Alternativos<text:tab/>10</text:a></text:p>
            <text:p text:style-name="P59"><text:a xlink:href="#__RefHeading__4947_1898514999" office:target-frame-name="_top" xlink:show="replace">6.Responsabilidades<text:tab/>10</text:a></text:p>
            <text:p text:style-name="P60"><text:a xlink:href="#__RefHeading__4949_1898514999" office:target-frame-name="_top" xlink:show="replace">7.Assinaturas<text:tab/>11</text:a></text:p>
          </text:index-body>
        </text:table-of-content>
        <text:p text:style-name="P61"/>
        <text:h text:style-name="P62" text:outline-level="1"><text:bookmark-start text:name="__RefHeading__4875_1898514999"/><text:bookmark-end text:name="__RefHeading__4875_1898514999"/><text:s/>Definição de Requisitos</text:h>
        <text:p text:style-name="Standard"/>
        <text:list text:style-name="WW8Num6">
          <text:list-item text:start-value="1">
            <text:p text:style-name="P63"><text:bookmark-start text:name="__RefHeading__4877_1898514999"/><text:bookmark-end text:name="__RefHeading__4877_1898514999"/>Introdução</text:p>
          </text:list-item>
        </text:list>
        <text:p text:style-name="Standard"/>
        <text:list text:style-name="WW8Num6" text:continue-numbering="true">
          <text:list-item>
            <text:list>
              <text:list-item>
                <text:p text:style-name="P64"><text:bookmark-start text:name="__RefHeading__4879_1898514999"/><text:bookmark-end text:name="__RefHeading__4879_1898514999"/>Finalidade</text:p>
              </text:list-item>
            </text:list>
          </text:list-item>
        </text:list>
        <text:p text:style-name="P65"/>
        <text:p text:style-name="P66"><text:span text:style-name="T67">Esse documento define os requisitos do<text:s/></text:span><text:span text:style-name="T68">Portal Virtual do Cerrado / Sistema de Catalogação da Biodiversidade</text:span><text:span text:style-name="T69"><text:s/>, para o desenvolvimento do módulo de<text:s/></text:span><text:span text:style-name="T70">Cadastro</text:span><text:span text:style-name="T71"><text:s/>que compõe o sistema<text:s/></text:span><text:span text:style-name="T72">Portal Virtual da Biodiversidade do Cerrado</text:span><text:span text:style-name="T73"><text:s/>. <text:s/></text:span></text:p>
        <text:p text:style-name="P74">Uma visão detalhada de todos os requisitos é feita para melhor entendimento.</text:p>
        <text:p text:style-name="P75">A aceitação deste documento define a linha de base dos requisitos.</text:p>
        <text:p text:style-name="P76"/>
        <text:list text:style-name="WW8Num6" text:continue-numbering="true">
          <text:list-item>
            <text:list>
              <text:list-item>
                <text:p text:style-name="P77"><text:bookmark-start text:name="__RefHeading__4881_1898514999"/><text:bookmark-end text:name="__RefHeading__4881_1898514999"/>Escopo</text:p>
              </text:list-item>
            </text:list>
          </text:list-item>
        </text:list>
        <text:p text:style-name="P78"/>
        <text:p text:style-name="P79"><text:tab/><text:tab/>Este módulo destina-se apenas a definição e implementação do cadastros básicos:</text:p>
        <text:list text:style-name="LFO20" text:continue-numbering="true">
          <text:list-item>
            <text:p text:style-name="P80">Tabelas necessárias para normalização de taxonomia.</text:p>
          </text:list-item>
          <text:list-item>
            <text:p text:style-name="P81">Tabelas necessárias para normalização de geografia</text:p>
          </text:list-item>
          <text:list-item>
            <text:p text:style-name="P82">Tabelas necessárias para normalização das informações de coleta</text:p>
          </text:list-item>
          <text:list-item>
            <text:p text:style-name="P83">Tabelas necessárias para normalização da bibliografia de espécie.</text:p>
          </text:list-item>
          <text:list-item>
            <text:p text:style-name="P84">Cadastro de espécimes:</text:p>
            <text:list text:continue-numbering="true">
              <text:list-item>
                <text:p text:style-name="P85">Espécie;</text:p>
              </text:list-item>
              <text:list-item>
                <text:p text:style-name="P86">Informações multimídia da espécie(imagens, vídeos e sons)</text:p>
              </text:list-item>
              <text:list-item>
                <text:p text:style-name="P87">Textos didáticos sobre a espécie.</text:p>
              </text:list-item>
              <text:list-item>
                <text:p text:style-name="P88">Espécime;</text:p>
              </text:list-item>
            </text:list>
          </text:list-item>
        </text:list>
        <text:p text:style-name="P89"><text:tab/>Não é escopo desse módulo o desenvolvimento do passei virtual do Portal Virtual da Biodiversidade do Cerrado.</text:p>
        <text:p text:style-name="P90"/>
        <text:list text:style-name="WW8Num6" text:continue-numbering="true">
          <text:list-item>
            <text:list>
              <text:list-item>
                <text:p text:style-name="P91"><text:bookmark-start text:name="__RefHeading__4883_1898514999"/><text:bookmark-end text:name="__RefHeading__4883_1898514999"/>Definições, Acrônimos e Abreviações</text:p>
              </text:list-item>
            </text:list>
          </text:list-item>
        </text:list>
        <text:p text:style-name="P92"/>
        <text:p text:style-name="P93">Todas as definições, acrônimos e abreviações, estão citados no documento “Glossário” na pasta Portal virtual 2011/Glossário/glossário_PVBC.odt .</text:p>
        <text:p text:style-name="P94"/>
        <text:list text:style-name="WW8Num6" text:continue-numbering="true">
          <text:list-item>
            <text:list>
              <text:list-item>
                <text:p text:style-name="P95"><text:bookmark-start text:name="__RefHeading__4885_1898514999"/><text:bookmark-end text:name="__RefHeading__4885_1898514999"/>Dependências</text:p>
              </text:list-item>
            </text:list>
          </text:list-item>
        </text:list>
        <text:p text:style-name="P96"/>
        <text:p text:style-name="P97">Este é o módulo inicial do projeto, portanto não possui nenhuma dependência com outras partes.</text:p>
        <text:list text:style-name="WW8Num6" text:continue-numbering="true">
          <text:list-item>
            <text:list>
              <text:list-item>
                <text:p text:style-name="P98"><text:bookmark-start text:name="__RefHeading__4887_1898514999"/><text:bookmark-end text:name="__RefHeading__4887_1898514999"/>Restrições</text:p>
              </text:list-item>
            </text:list>
          </text:list-item>
        </text:list>
        <text:p text:style-name="P99"/>
        <text:p text:style-name="P100">Identificar qualquer restrição que possa afetar a solução dos requisitos. Considere os fatores impostos pelo cliente, como custo, tempo e hardware, software e fornecedores atuais e preferenciais.</text:p>
        <text:p text:style-name="P101">Existem quaisquer fatores, por exemplo, usados para designar pessoal do cliente, locações do trabalho, desenvolvimento de ambiente?</text:p>
        <text:p text:style-name="P102"/>
        <text:list text:style-name="WW8Num6" text:continue-numbering="true">
          <text:list-item>
            <text:list>
              <text:list-item>
                <text:p text:style-name="P103"><text:bookmark-start text:name="__RefHeading__4889_1898514999"/><text:bookmark-end text:name="__RefHeading__4889_1898514999"/>Referências</text:p>
              </text:list-item>
            </text:list>
          </text:list-item>
        </text:list>
        <text:p text:style-name="P104"/>
        <text:p text:style-name="P105">Proposta aprovada edital 64( Portal virtual<text:s/>2011/Documentos Oficiais/proposta aprovada edital 64.pdf )</text:p>
        <text:p text:style-name="P106">Termo de Abertura ( Portal virtual 2011/Documentos Oficiais/Termo_Abertura_2.1.odt )</text:p>
        <text:p text:style-name="P107">Glossários do projeto ( Portal virtual 2011/Glossário/glossario_PVBC.odt )</text:p>
        <text:p text:style-name="P108">Ata_02_08_11 ( Portal virtual<text:s/>2011/ATAs/Ata_02_08_11.pdf )</text:p>
        <text:p text:style-name="P109"/>
        <text:list text:style-name="WW8Num6" text:continue-numbering="true">
          <text:list-item>
            <text:p text:style-name="P110"><text:bookmark-start text:name="__RefHeading__4891_1898514999"/><text:bookmark-end text:name="__RefHeading__4891_1898514999"/>Descrição</text:p>
          </text:list-item>
        </text:list>
        <text:list text:style-name="WW8Num7" text:continue-numbering="true">
          <text:list-item>
            <text:list>
              <text:list-item>
                <text:p text:style-name="P111"><text:bookmark-start text:name="__RefHeading__4893_1898514999"/><text:bookmark-end text:name="__RefHeading__4893_1898514999"/>Objetivos</text:p>
              </text:list-item>
            </text:list>
          </text:list-item>
        </text:list>
        <text:p text:style-name="P112"/>
        <text:p text:style-name="P113">O Módulo possibilitará maior agilidade no processo de catalogação, uma vez que os dados estejam nos campos, e selecionando, por exemplo, uma espécie já catalogada, todos os dados anteriores se complementarão automaticamente.</text:p>
        <text:p text:style-name="P114">O módulo também garantirá maior confiabilidade nos dados evitando erros de digitação e erros na herança taxonômica.</text:p>
        <text:p text:style-name="P115"/>
        <text:list text:style-name="WW8Num7" text:continue-numbering="true">
          <text:list-item>
            <text:list>
              <text:list-item>
                <text:list>
                  <text:list-item>
                    <text:p text:style-name="P116"><text:bookmark-start text:name="__RefHeading__4895_1898514999"/><text:bookmark-end text:name="__RefHeading__4895_1898514999"/>Ambiente</text:p>
                  </text:list-item>
                </text:list>
              </text:list-item>
            </text:list>
          </text:list-item>
        </text:list>
        <text:p text:style-name="P117"/>
        <text:p text:style-name="P118">Atualmente o catalogo de espécimes está distribuído entre três laboratórios (Lab, Herbário, Laboratório da Biodiversidade ), sendo que cada laboratório estuda diferentes espécimes:</text:p>
        <text:list text:style-name="LFO21" text:continue-numbering="true">
          <text:list-item>
            <text:p text:style-name="P119">Lab: insetos Aquáticos , Insetos Terrestres , Vertebrados , Fósseis</text:p>
          </text:list-item>
          <text:list-item>
            <text:p text:style-name="P120">Herbário: Briófitas , Pteridófitos , Fanerógamas</text:p>
          </text:list-item>
          <text:list-item>
            <text:p text:style-name="P121">Lab. Biodiversidade: Fungos , Insetos , Vertebrados</text:p>
          </text:list-item>
        </text:list>
        <text:p text:style-name="P122"/>
        <text:p text:style-name="P123">O módulo<text:s/>de cadastro será implementado na plataforma WEB buscando oferecer um ambiente eficiente para o cadastro de espécimes.</text:p>
        <text:p text:style-name="P124"/>
        <text:p text:style-name="P125"><text:span text:style-name="T126">Os laboratórios utilizam atualmente dois<text:s/></text:span><text:span text:style-name="T127"><text:s/>software livre Brahms e o Access speciesBase que apresentam atualmente várias deficiências segu</text:span><text:span text:style-name="T128">ndo informações dos usuários.</text:span></text:p>
        <text:p text:style-name="P129"/>
        <text:p text:style-name="P130"/>
        <text:list text:style-name="WW8Num7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31"><text:bookmark-start text:name="__RefHeading__4897_1898514999"/><text:bookmark-end text:name="__RefHeading__4897_1898514999"/>Visão Geral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2"/>
        <text:p text:style-name="P133">Breve descrição do ambiente onde o sistema irá trabalhar.</text:p>
        <text:p text:style-name="P134">Crie um diagrama de contexto para mostrar as interfaces com os demais sistemas (software e hardware).</text:p>
        <text:p text:style-name="P135"/>
        <text:list text:style-name="WW8Num7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36"><text:bookmark-start text:name="__RefHeading__4899_1898514999"/><text:bookmark-end text:name="__RefHeading__4899_1898514999"/>Usuários Finai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7"/>
        <text:p text:style-name="P138">Cally definir os demais usuários</text:p>
        <table:table table:style-name="Table139">
          <table:table-columns>
            <table:table-column table:style-name="TableColumn140"/>
            <table:table-column table:style-name="TableColumn141"/>
            <table:table-column table:style-name="TableColumn142"/>
          </table:table-columns>
          <table:table-row table:style-name="TableRow143">
            <table:table-cell table:style-name="TableCell144">
              <text:p text:style-name="P145">Nome</text:p>
            </table:table-cell>
            <table:table-cell table:style-name="TableCell146">
              <text:p text:style-name="P147">Descrição da Área</text:p>
            </table:table-cell>
            <table:table-cell table:style-name="TableCell148">
              <text:p text:style-name="P149">Responsabilidade</text:p>
            </table:table-cell>
          </table:table-row>
          <table:table-row table:style-name="TableRow150">
            <table:table-cell table:style-name="TableCell151">
              <text:p text:style-name="P152">Aluno do ensino médio/Bolsista<text:s/></text:p>
            </table:table-cell>
            <table:table-cell table:style-name="TableCell153">
              <text:p text:style-name="P154"><text:span text:style-name="T155">Registro de espécimes.</text:span></text:p>
            </table:table-cell>
            <table:table-cell table:style-name="TableCell156">
              <text:list text:style-name="LFO33" text:continue-numbering="true">
                <text:list-item>
                  <text:p text:style-name="P157">Registro de Espécimes</text:p>
                </text:list-item>
              </text:list>
            </table:table-cell>
          </table:table-row>
          <table:table-row table:style-name="TableRow158">
            <table:table-cell table:style-name="TableCell159">
              <text:p text:style-name="P160">Funcionários contratados</text:p>
            </table:table-cell>
            <table:table-cell table:style-name="TableCell161">
              <text:p text:style-name="P162"><text:span text:style-name="T163">Registro de manutenção de espécimes dos laboratórios de biologia</text:span></text:p>
            </table:table-cell>
            <table:table-cell table:style-name="TableCell164">
              <text:list text:style-name="LFO31" text:continue-numbering="true">
                <text:list-item>
                  <text:p text:style-name="P165">Controle de Montagens</text:p>
                </text:list-item>
                <text:list-item>
                  <text:p text:style-name="P166">Registro de Espécimes</text:p>
                </text:list-item>
              </text:list>
              <text:p text:style-name="P167"/>
            </table:table-cell>
          </table:table-row>
          <table:table-row table:style-name="TableRow168">
            <table:table-cell table:style-name="TableCell169">
              <text:p text:style-name="P170">Pesquisador de Biologia/Aluno</text:p>
            </table:table-cell>
            <table:table-cell table:style-name="TableCell171">
              <text:p text:style-name="P172">Pesquisa e desenvolvimento.</text:p>
            </table:table-cell>
            <table:table-cell table:style-name="TableCell173">
              <text:list text:style-name="LFO32" text:continue-numbering="true">
                <text:list-item>
                  <text:p text:style-name="P174"><text:s/>Registro de Espécimes</text:p>
                </text:list-item>
              </text:list>
            </table:table-cell>
          </table:table-row>
          <table:table-row table:style-name="TableRow175">
            <table:table-cell table:style-name="TableCell176">
              <text:p text:style-name="P177">Pesquisador de Biologia/Professor</text:p>
            </table:table-cell>
            <table:table-cell table:style-name="TableCell178">
              <text:p text:style-name="P179">Pesquisa e desenvolvimento nas demais áreas de especialidade.</text:p>
            </table:table-cell>
            <table:table-cell table:style-name="TableCell180">
              <text:list text:style-name="WW8Num10" text:continue-numbering="true">
                <text:list-item>
                  <text:p text:style-name="P181">Registro de Espécimes</text:p>
                </text:list-item>
                <text:list-item>
                  <text:p text:style-name="P182">Controle de usuários do sistema.</text:p>
                </text:list-item>
              </text:list>
            </table:table-cell>
          </table:table-row>
        </table:table>
        <text:p text:style-name="P183"/>
        <text:list text:style-name="LFO33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84"><text:bookmark-start text:name="__RefHeading__4901_1898514999"/><text:bookmark-end text:name="__RefHeading__4901_1898514999"/>Instalação e Suporte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85"/>
        <text:p text:style-name="P186">O sistema será instalado pelos próprios desenvolvedores que terão por responsabilidade prestar manutenção quando for necessário, durante um período de 2<text:s/>meses.</text:p>
        <text:list text:style-name="LFO33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87">Migração, Compatibilidade e Co-Existência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88"/>
        <text:p text:style-name="P189">Os dados dos sistemas Brahms e SpeciesBase devem ser convertidos para o sistema (fora do escopo do projeto).</text:p>
        <text:p text:style-name="P190">Existe a possibilidade de o sistema trabalhar em conjunto com o software Brahms e, portando,<text:s/>haver uma integração. Ex: uma vez cadastrados dados no Brahms, o sistema também será atualizado.</text:p>
        <text:p text:style-name="P191"/>
        <text:list text:style-name="LFO33" text:continue-numbering="true">
          <text:list-item>
            <text:p text:style-name="P192"><text:bookmark-start text:name="__RefHeading__4905_1898514999"/><text:bookmark-end text:name="__RefHeading__4905_1898514999"/>Requisitos do Sistema</text:p>
          </text:list-item>
        </text:list>
        <text:p text:style-name="P193"/>
        <text:list text:style-name="LFO33" text:continue-numbering="true">
          <text:list-item>
            <text:list>
              <text:list-item>
                <text:p text:style-name="P194"><text:bookmark-start text:name="__RefHeading__4907_1898514999"/><text:bookmark-end text:name="__RefHeading__4907_1898514999"/>Requisitos Funcionais e de Dados</text:p>
              </text:list-item>
            </text:list>
          </text:list-item>
        </text:list>
        <text:p text:style-name="P195"/>
        <text:list text:style-name="LFO33" text:continue-numbering="true">
          <text:list-item>
            <text:list>
              <text:list-item>
                <text:list>
                  <text:list-item>
                    <text:p text:style-name="P196">Manter Usuário</text:p>
                  </text:list-item>
                </text:list>
              </text:list-item>
            </text:list>
          </text:list-item>
        </text:list>
        <text:list text:style-name="WW8Num2">
          <text:list-item>
            <text:p text:style-name="P197">Definição:</text:p>
          </text:list-item>
        </text:list>
        <text:p text:style-name="P198">O requisito de manter usuário<text:s/>deverá fornecer ao sistema a<text:s/>inclusão,<text:s/>alteração,<text:s/>inativação,<text:s/>pesquisa/listagem<text:s/>de usuários<text:s/>que interagem com o<text:s/>sistema<text:s/>de catalogação de espécimes.<text:s/>Através<text:s/>dos dados gerados por<text:s/>este requisito,<text:s/>será possível o controle de acessos por nível de permissão, a possibilidade de contato com estes usuários<text:s/>e o<text:s/>controle de auditoria.<text:s/></text:p>
        <text:p text:style-name="P199">Todas as funcionalidades deste requisito serão acessadas por usuários com tais<text:s/>privilégios (nível de permissão administrador). Sendo que o usuário por si só não<text:s/>pode<text:s/>se cadastrar,<text:s/>mais cabe<text:s/>o administrador recolher as informações do usuário e efetuar o cadastro no sistema.<text:s/></text:p>
        <text:p text:style-name="P200">O cadastro de usuário engloba<text:s/>dados referentes ao login de acesso, dados pessoais e<text:s/>de<text:s/>nível de permissão. Sendo que todos os usuários<text:s/>que interagem com o sistema através de cadastro, alteração e exclusão deverão ser previamente cadastrados<text:s/>neste módulo.<text:s/></text:p>
        <text:p text:style-name="P201">O usuário logado, poderá através deste módulo, realizar alterações em alguns dados do seu registro como o de login e senha.</text:p>
        <text:p text:style-name="P202">Na inativação de usuário, o sistema deverá guardar o histórico do período (data) de inativação, caso uma possível ativação posterior do mesmo.</text:p>
        <text:list text:style-name="WW8Num2" text:continue-numbering="true">
          <text:list-item>
            <text:p text:style-name="P203">Justificativa da Solicitação:</text:p>
          </text:list-item>
        </text:list>
        <text:p text:style-name="P204">No sistema, haverá ações das quais precisam ser monitoradas. Tais como o cadastro, alteração e exclusão de registros do sistema, do qual são necessárias informações a respeito de quem é o autor da ação, a ação efetuada e a data da ação.<text:s/></text:p>
        <text:p text:style-name="P205"><text:span text:style-name="T206">Além da restrição a certas funcionalidades do sistema nas demais categorias de usuários. <text:s/></text:span></text:p>
        <text:p text:style-name="P207"/>
        <text:list text:style-name="WW8Num2" text:continue-numbering="true">
          <text:list-item>
            <text:p text:style-name="P208">Classificação:</text:p>
          </text:list-item>
        </text:list>
        <text:p text:style-name="P209">Média<text:s/></text:p>
        <text:p text:style-name="P210"/>
        <text:p text:style-name="P211"/>
        <text:p text:style-name="P212">Consideração sobre a classificação dos requisitos:</text:p>
        <text:p text:style-name="P213">Classificação alta:<text:s/><text:tab/>Devem ser especificados na primeira versão do sistema.</text:p>
        <text:p text:style-name="P214">Classificação média: Podem ser<text:s/>negociados, com a respectiva área, para serem criados</text:p>
        <text:p text:style-name="P215"><text:tab/>posteriormente.</text:p>
        <text:p text:style-name="P216"><text:span text:style-name="T217">Classificação baixa:<text:s/></text:span><text:span text:style-name="T218"><text:tab/>Podem ser especificados em uma próxima versão do sistema.</text:span></text:p>
        <text:p text:style-name="P219"/>
        <text:p text:style-name="P220"/>
        <text:list text:style-name="LFO33" text:continue-numbering="true">
          <text:list-item>
            <text:list>
              <text:list-item>
                <text:p text:style-name="P221"><text:bookmark-start text:name="__RefHeading__4911_1898514999"/><text:bookmark-end text:name="__RefHeading__4911_1898514999"/>Requisitos de Performance</text:p>
              </text:list-item>
            </text:list>
          </text:list-item>
        </text:list>
        <text:p text:style-name="P222"/>
        <text:p text:style-name="P223">Deveriam ser registrados todos os aspectos de desempenho do sistema nestas<text:s/>seções. O teor deve ser preciso. <text:s/></text:p>
        <text:p text:style-name="P224"/>
        <text:p text:style-name="P225">Exemplo:</text:p>
        <text:p text:style-name="P226">“O Sistema deve possuir um tempo de resposta curto, sendo capaz de suportar, aproximadamente, 300 usuários simultâneos.”</text:p>
        <text:p text:style-name="P227"/>
        <text:list text:style-name="LFO33" text:continue-numbering="true">
          <text:list-item>
            <text:list>
              <text:list-item>
                <text:list>
                  <text:list-item>
                    <text:p text:style-name="P228"><text:bookmark-start text:name="__RefHeading__4917_1898514999"/><text:bookmark-end text:name="__RefHeading__4917_1898514999"/>Limite de Capacidade</text:p>
                  </text:list-item>
                </text:list>
              </text:list-item>
            </text:list>
          </text:list-item>
        </text:list>
        <text:p text:style-name="P229"/>
        <text:p text:style-name="P230">Declare o mínimo ou máximo para qualquer limitação pedida pelo<text:s/>cliente ou imposta pela arquitetura.</text:p>
        <text:p text:style-name="P231"/>
        <text:p text:style-name="P232">Exemplo:</text:p>
        <text:list text:style-name="WW8Num17">
          <text:list-item>
            <text:p text:style-name="P233">Rodará com pelo menos 7Kbytes de memória livre do usuário.</text:p>
          </text:list-item>
          <text:list-item>
            <text:p text:style-name="P234">Cada arquivo de trabalho ajustará em disquete 3.5 polegada (1.44 Mb).</text:p>
          </text:list-item>
        </text:list>
        <text:p text:style-name="P235"/>
        <text:list text:style-name="LFO33" text:continue-numbering="true">
          <text:list-item>
            <text:list>
              <text:list-item>
                <text:list>
                  <text:list-item>
                    <text:p text:style-name="P236"><text:bookmark-start text:name="__RefHeading__4921_1898514999"/><text:bookmark-end text:name="__RefHeading__4921_1898514999"/>Interface do usuário</text:p>
                  </text:list-item>
                </text:list>
              </text:list-item>
            </text:list>
          </text:list-item>
        </text:list>
        <text:p text:style-name="P237"/>
        <text:p text:style-name="P238">Discuta a natureza de qualquer constrangimento colocada na interface(s). A forma da interface influencia pesadamente no projeto e no seu uso. <text:s/></text:p>
        <text:p text:style-name="P239">Deveria estar cheio de texto de ajuda ou os usuários estarão contentes com mensagens?</text:p>
        <text:h text:style-name="P240" text:outline-level="6"/>
        <text:h text:style-name="P241" text:outline-level="6">Exemplo:</text:h>
        <text:p text:style-name="P242"><text:span text:style-name="T243">“As interfaces devem seguir os padrões já estabelecidos para o sistema &lt;</text:span><text:span text:style-name="T244">nome do sistema</text:span><text:span text:style-name="T245">&gt;. As mensagens de erro devem vir em formato amigável, mas os erros técnicos devem vir descritos para agilizar a identificação e correção do mesmo pela equipe de suporte.”</text:span></text:p>
        <text:p text:style-name="P246"/>
        <text:list text:style-name="LFO33" text:continue-numbering="true">
          <text:list-item>
            <text:list>
              <text:list-item>
                <text:p text:style-name="P247"><text:bookmark-start text:name="__RefHeading__4927_1898514999"/><text:bookmark-end text:name="__RefHeading__4927_1898514999"/>Requisitos de Segurança</text:p>
              </text:list-item>
            </text:list>
          </text:list-item>
        </text:list>
        <text:p text:style-name="P248"/>
        <text:p text:style-name="P249">Qual ambiente de segurança que o sistema<text:s/>deveria prover? <text:s/>Indique se o acesso é irrestrito ou controlado. <text:s/>De que forma será feita à conferência do direito de acesso (log)? <text:s/>Como o usuário será identificado? <text:s/>O sistema estará protegido de infiltração de outras fontes? <text:s/></text:p>
        <text:p text:style-name="P250"/>
        <text:list text:style-name="LFO33" text:continue-numbering="true">
          <text:list-item>
            <text:list>
              <text:list-item>
                <text:p text:style-name="P251"><text:bookmark-start text:name="__RefHeading__4929_1898514999"/><text:bookmark-end text:name="__RefHeading__4929_1898514999"/>Requisitos de Integridades</text:p>
              </text:list-item>
            </text:list>
          </text:list-item>
        </text:list>
        <text:p text:style-name="P252"/>
        <text:p text:style-name="P253">Se for importante a integridade dos dados para o sistema, as exigências deverão se registradas aqui. Não será necessário especificar como será alcançada a integridade.</text:p>
        <text:p text:style-name="P254"/>
        <text:p text:style-name="P255">Exemplo:</text:p>
        <text:p text:style-name="P256"><text:span text:style-name="T257">“A integridade e confiabilidade das informações são de vital importância p</text:span><text:span text:style-name="T258">ara o &lt;</text:span><text:span text:style-name="T259">nome do módulo</text:span><text:span text:style-name="T260">&gt;, pois envolve aspectos essenciais no processo de fomento de obras cinematográficas ou videofonográficas, tais como:</text:span></text:p>
        <text:list text:style-name="WW8Num8">
          <text:list-item>
            <text:p text:style-name="P261"><text:span text:style-name="T262">Movimentação entre contas correntes</text:span><text:span text:style-name="T263">.”</text:span></text:p>
          </text:list-item>
        </text:list>
        <text:list text:style-name="LFO33" text:continue-numbering="true">
          <text:list-item>
            <text:list>
              <text:list-item>
                <text:p text:style-name="P264"><text:bookmark-start text:name="__RefHeading__4933_1898514999"/><text:bookmark-end text:name="__RefHeading__4933_1898514999"/>Exigências de Prazos e Custos</text:p>
              </text:list-item>
            </text:list>
          </text:list-item>
        </text:list>
        <text:p text:style-name="P265"/>
        <text:p text:style-name="P266">Declare qualquer exigência específica com respeito ao prazo ou custo do desenvolvimento.</text:p>
        <text:p text:style-name="P267"/>
        <text:list text:style-name="WW8Num11" text:continue-numbering="true">
          <text:list-item>
            <text:list>
              <text:list-item>
                <text:p text:style-name="P268"><text:bookmark-start text:name="__RefHeading__4935_1898514999"/><text:bookmark-end text:name="__RefHeading__4935_1898514999"/>Exigências de Documentação</text:p>
              </text:list-item>
            </text:list>
          </text:list-item>
        </text:list>
        <text:p text:style-name="P269"/>
        <text:p text:style-name="P270">Mencione a documentação específica que deve ser produzida. Que forma deveria ser entregue? <text:s/>Que nível de detalhe eles deveriam ter? <text:s/>Leve em conta padrões de documentação existentes.</text:p>
        <text:p text:style-name="P271"/>
        <text:list text:style-name="WW8Num15" text:continue-numbering="true">
          <text:list-item>
            <text:list>
              <text:list-item>
                <text:p text:style-name="P272"><text:bookmark-start text:name="__RefHeading__4937_1898514999"/><text:bookmark-end text:name="__RefHeading__4937_1898514999"/>Exigências de Treinamento</text:p>
              </text:list-item>
            </text:list>
          </text:list-item>
        </text:list>
        <text:p text:style-name="P273"/>
        <text:p text:style-name="P274">Identifique o tipo e a quantidade de indivíduos que devem ser treinados no sistema novo - o usuário final, pessoal de apoio, operações, etc. Considere também o fator geográfico do treinamento (taxas de viagem, idiomas, etc.).</text:p>
        <text:p text:style-name="P275"/>
        <text:list text:style-name="WW8Num15" text:continue-numbering="true">
          <text:list-item>
            <text:list>
              <text:list-item>
                <text:p text:style-name="P276"><text:bookmark-start text:name="__RefHeading__4939_1898514999"/><text:bookmark-end text:name="__RefHeading__4939_1898514999"/>Sumário de Tecnologia</text:p>
              </text:list-item>
            </text:list>
          </text:list-item>
        </text:list>
        <text:p text:style-name="P277">Diego especificar aqui os da arquitetura das tecnológias necessárias</text:p>
        <text:p text:style-name="P278">Liste aqui todas as tecnologias a serem usadas ou desejadas, ou que tenham de ser avaliadas. <text:s/></text:p>
        <text:h text:style-name="P279" text:outline-level="6"><text:span text:style-name="T280"><text:tab/></text:span><text:span text:style-name="T281">Exemplo:</text:span></text:h>
        <text:p text:style-name="P282">“A interface do usuário será feita em e HTML3.2 <text:s/>e não utilizará nada de VBScript ou DHTML”</text:p>
        <text:p text:style-name="P283">“Todos os componentes estarão usando Java JDK1.2 ”</text:p>
        <text:p text:style-name="P284"><text:span text:style-name="T285"><text:s/>“O banco de dados será Oracle 8.x”</text:span></text:p>
        <text:p text:style-name="P286"/>
        <text:list text:style-name="WW8Num15" text:continue-numbering="true">
          <text:list-item>
            <text:p text:style-name="P287"><text:bookmark-start text:name="__RefHeading__4947_1898514999"/><text:bookmark-end text:name="__RefHeading__4947_1898514999"/>Responsabilidades</text:p>
          </text:list-item>
        </text:list>
        <text:p text:style-name="P288"/>
        <text:p text:style-name="P289">Gerente de Projeto</text:p>
        <text:p text:style-name="P290"/>
        <text:list text:style-name="WW8Num16">
          <text:list-item>
            <text:p text:style-name="P291">Assegurar o gerenciamento dos requisitos.</text:p>
          </text:list-item>
          <text:list-item>
            <text:p text:style-name="P292">Assegurar que a<text:s/>definição dos requisitos reflita as necessidades do cliente.</text:p>
          </text:list-item>
          <text:list-item>
            <text:p text:style-name="P293">Alocar tarefas apropriadamente de acordo com a qualificação.</text:p>
          </text:list-item>
          <text:list-item>
            <text:p text:style-name="P294">Rever a definição dos requisitos antes da aprovação.</text:p>
          </text:list-item>
          <text:list-item>
            <text:p text:style-name="P295">Obter aprovação do cliente.</text:p>
          </text:list-item>
          <text:list-item>
            <text:p text:style-name="P296">Assegurar que as definições dos requisitos sejam consideradas na especificação funcional.</text:p>
          </text:list-item>
        </text:list>
        <text:h text:style-name="P297" text:outline-level="2"/>
        <text:p text:style-name="P298"/>
        <text:p text:style-name="P299">Desenvolvedor</text:p>
        <text:p text:style-name="Standard"/>
        <text:list text:style-name="WW8Num3">
          <text:list-item>
            <text:p text:style-name="P300">Definição e confecção de documentos.</text:p>
          </text:list-item>
        </text:list>
        <text:list text:style-name="WW8Num3" text:continue-numbering="true">
          <text:list-item>
            <text:p text:style-name="P301">Comunicação com usuários.</text:p>
          </text:list-item>
        </text:list>
        <text:list text:style-name="WW8Num3" text:continue-numbering="true">
          <text:list-item>
            <text:p text:style-name="P302">Implementação<text:s/>do sistema.</text:p>
          </text:list-item>
        </text:list>
        <text:list text:style-name="WW8Num3" text:continue-numbering="true">
          <text:list-item>
            <text:p text:style-name="P303">Pesquisa das tecnologias.</text:p>
          </text:list-item>
        </text:list>
        <text:list text:style-name="WW8Num3" text:continue-numbering="true">
          <text:list-item>
            <text:p text:style-name="P304">Configuração e instalação de equipamentos.</text:p>
          </text:list-item>
        </text:list>
        <text:p text:style-name="P305"/>
        <text:p text:style-name="P306"/>
        <text:p text:style-name="P307"/>
        <text:list text:style-name="WW8Num15">
          <text:list-item text:start-value="3">
            <text:p text:style-name="P308"><text:bookmark-start text:name="__RefHeading__4949_1898514999"/><text:bookmark-end text:name="__RefHeading__4949_1898514999"/>Assinaturas</text:p>
          </text:list-item>
        </text:list>
        <text:p text:style-name="Standard"/>
        <text:p text:style-name="P309"><text:span text:style-name="T310">Os abaixo assinados estão de acordo com o conteúdo do documento “</text:span><text:span text:style-name="T311">Definição de Requisitos</text:span><text:span text:style-name="T312">”, do Sistema &lt;</text:span><text:span text:style-name="T313">Nome do Sistema</text:span><text:span text:style-name="T314">&gt;, versão<text:s/></text:span><text:span text:style-name="T315">9.9</text:span><text:span text:style-name="T316">,</text:span><text:span text:style-name="T317"><text:s/>Módulo<text:s/></text:span><text:span text:style-name="T318">&lt;</text:span><text:span text:style-name="T319">Nome do Módulo – apenas se o Sistema estiver repartido em Módulos</text:span><text:span text:style-name="T320">&gt;, release<text:s/></text:span><text:span text:style-name="T321">9.9</text:span><text:span text:style-name="T322"><text:s/>&lt;Nº. da versão do módulo&gt;</text:span><text:span text:style-name="T323">.</text:span></text:p>
        <text:p text:style-name="RUPCorpo1"/>
        <table:table table:style-name="Table324">
          <table:table-columns>
            <table:table-column table:style-name="TableColumn325"/>
            <table:table-column table:style-name="TableColumn326"/>
          </table:table-columns>
          <table:table-row table:style-name="TableRow327">
            <table:table-cell table:style-name="TableCell328">
              <text:p text:style-name="P329"/>
              <text:p text:style-name="P330">Data: ___/___/_____</text:p>
              <text:p text:style-name="P331"/>
              <text:p text:style-name="P332"/>
              <text:p text:style-name="P333"/>
            </table:table-cell>
            <table:table-cell table:style-name="TableCell334">
              <text:p text:style-name="P335"/>
              <text:p text:style-name="P336">Data: ___/___/_____</text:p>
              <text:p text:style-name="P337"/>
              <text:p text:style-name="P338"/>
              <text:p text:style-name="P339"/>
            </table:table-cell>
          </table:table-row>
          <table:table-row table:style-name="TableRow340">
            <table:table-cell table:style-name="TableCell341">
              <text:p text:style-name="P342">Nome Completo</text:p>
              <text:p text:style-name="P343">Cargo</text:p>
              <text:p text:style-name="P344">Sigla da Superintendência</text:p>
            </table:table-cell>
            <table:table-cell table:style-name="TableCell345">
              <text:p text:style-name="P346">Nome Completo</text:p>
              <text:p text:style-name="P347">Cargo</text:p>
              <text:p text:style-name="P348">Sigla da<text:s/>Superintendência</text:p>
            </table:table-cell>
          </table:table-row>
        </table:table>
        <text:p text:style-name="RUPCorpo1"/>
        <text:p text:style-name="RUPCorpo1"/>
        <table:table table:style-name="Table349">
          <table:table-columns>
            <table:table-column table:style-name="TableColumn350"/>
            <table:table-column table:style-name="TableColumn351"/>
          </table:table-columns>
          <table:table-row table:style-name="TableRow352">
            <table:table-cell table:style-name="TableCell353">
              <text:p text:style-name="P354"/>
              <text:p text:style-name="P355">Data: ___/___/_____</text:p>
              <text:p text:style-name="P356"/>
              <text:p text:style-name="P357"/>
              <text:p text:style-name="P358"/>
            </table:table-cell>
            <table:table-cell table:style-name="TableCell359">
              <text:p text:style-name="P360"/>
              <text:p text:style-name="P361">Data: ___/___/_____</text:p>
              <text:p text:style-name="P362"/>
              <text:p text:style-name="P363"/>
              <text:p text:style-name="P364"/>
            </table:table-cell>
          </table:table-row>
          <table:table-row table:style-name="TableRow365">
            <table:table-cell table:style-name="TableCell366">
              <text:p text:style-name="P367">Nome Completo</text:p>
              <text:p text:style-name="P368">Cargo</text:p>
              <text:p text:style-name="P369">Sigla da Superintendência</text:p>
            </table:table-cell>
            <table:table-cell table:style-name="TableCell370">
              <text:p text:style-name="P371">Nome Completo</text:p>
              <text:p text:style-name="P372">Cargo</text:p>
              <text:p text:style-name="P373">Sigla da Superintendência</text:p>
            </table:table-cell>
          </table:table-row>
        </table:table>
        <text:p text:style-name="Standard"/>
        <text:p text:style-name="P374">Obs.:</text:p>
        <text:list text:style-name="WW8Num10">
          <text:list-item text:start-value="1">
            <text:p text:style-name="P375"><text:span text:style-name="T376">Em caso de dúvida do Cargo e Superintendência de uma pessoa, busque essa informação no</text:span><text:span text:style-name="T377"><text:s/>E-mail (dois cliques sobre o endereço de E-mail da pessoa, “Title” = Cargo, “</text:span><text:span text:style-name="T378">Department</text:span><text:span text:style-name="T379">” = Superintendência).</text:span></text:p>
          </text:list-item>
          <text:list-item>
            <text:p text:style-name="P380">Colocar acima os seguintes cargos:</text:p>
          </text:list-item>
        </text:list>
        <text:p text:style-name="P381">- Superintendente da STI;</text:p>
        <text:p text:style-name="P382">- Coordenadores de Projetos;</text:p>
        <text:p text:style-name="P383">- Gestor de Projetos;</text:p>
        <text:p text:style-name="P384">- Analista de Negócios<text:s/>responsável pelo sistema;</text:p>
        <text:p text:style-name="P385">- Analista de Processo;</text:p>
        <text:p text:style-name="P386">- Superintendente da área do coordenador entrevistado;</text:p>
        <text:p text:style-name="P387">- Coordenador entrevistado.</text:p>
        <text:p text:style-name="P388"/>
        <text:p text:style-name="P389"/>
        <text:p text:style-name="P390"><text:span text:style-name="T391"></text:span><text:span text:style-name="T392"><text:s/>Retirar essa observação no documento oficial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Arial (W1)" svg:font-family="Arial (W1)" style:font-family-generic="swiss" style:font-pitch="variable"/>
    <style:font-face style:name="Arial, Arial" svg:font-family="Arial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keep-with-next="always" fo:widows="0" fo:orphans="0" fo:text-align="center" fo:margin-top="0.1666in" fo:margin-bottom="0.0833in"/>
      <style:text-properties style:font-name="Arial" style:font-name-asian="DejaVu Sans" style:font-name-complex="DejaVu Sans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Nível1" style:display-name="Nível 1" style:family="paragraph" style:next-style-name="RUPNível2" style:list-style-name="WW8Num14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rpodetexto2" style:display-name="Corpo de texto 2" style:family="paragraph" style:parent-style-name="Standard">
      <style:paragraph-properties style:punctuation-wrap="simple" style:text-autospace="none" fo:margin-bottom="0.1666in" fo:margin-left="1in">
        <style:tab-stops/>
      </style:paragraph-properties>
      <style:text-properties fo:font-style="italic" style:font-style-asian="italic" style:font-size-complex="10pt" fo:language="en" fo:country="US" fo:hyphenate="false"/>
    </style:style>
    <style:style style:name="Commarcadores" style:display-name="Com marcadores" style:family="paragraph" style:parent-style-name="Standard" style:list-style-name="WW8Num1">
      <style:paragraph-properties style:punctuation-wrap="simple" style:text-autospace="none" fo:margin-bottom="0.1666in"/>
      <style:text-properties style:font-size-complex="10pt" fo:language="en" fo:country="US" fo:hyphenate="false"/>
    </style:style>
    <style:style style:name="InfoBlue" style:display-name="InfoBlue" style:family="paragraph" style:parent-style-name="Standard" style:next-style-name="Textbody">
      <style:paragraph-properties fo:widows="0" fo:orphans="0" fo:margin-bottom="0.0833in" style:line-height-at-least="0.1666in" fo:margin-left="0.5in">
        <style:tab-stops>
          <style:tab-stop style:type="left" style:position="0.375in"/>
          <style:tab-stop style:type="left" style:position="0.875in"/>
          <style:tab-stop style:type="left" style:position="1.6666in"/>
        </style:tab-stops>
      </style:paragraph-properties>
      <style:text-properties style:font-name="Arial (W1)" style:font-weight-complex="bold" fo:font-style="italic" style:font-style-asian="italic" fo:color="#0000FF" fo:font-size="10pt" style:font-size-asian="10pt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andarduser" style:display-name="Standard (user)" style:family="paragraph">
      <style:paragraph-properties fo:widows="2" fo:orphans="2"/>
      <style:text-properties style:font-name-asian="Times New Roman" style:font-name-complex="Times New Roman" fo:hyphenate="false"/>
    </style:style>
    <style:style style:name="Textbodyuser" style:display-name="Text body (user)" style:family="paragraph" style:parent-style-name="Standarduser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, Arial" style:font-name-complex="Arial, Arial" fo:color="#000000" fo:hyphenate="false"/>
    </style:style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Wingdings"/>
    </style:style>
    <style:style style:name="WW8Num2z1" style:display-name="WW8Num2z1" style:family="text">
      <style:text-properties style:font-name="Courier New" style:font-name-complex="Courier New"/>
    </style:style>
    <style:style style:name="WW8Num2z3" style:display-name="WW8Num2z3" style:family="text">
      <style:text-properties style:font-name="Symbol"/>
    </style:style>
    <style:style style:name="WW8Num3z0" style:display-name="WW8Num3z0" style:family="text">
      <style:text-properties style:font-name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/>
    </style:style>
    <style:style style:name="WW8Num4z0" style:display-name="WW8Num4z0" style:family="text">
      <style:text-properties style:font-name="Wingdings"/>
    </style:style>
    <style:style style:name="WW8Num4z1" style:display-name="WW8Num4z1" style:family="text">
      <style:text-properties style:font-name="Courier New" style:font-name-complex="Courier New"/>
    </style:style>
    <style:style style:name="WW8Num4z3" style:display-name="WW8Num4z3" style:family="text">
      <style:text-properties style:font-name="Symbol"/>
    </style:style>
    <style:style style:name="WW8Num5z0" style:display-name="WW8Num5z0" style:family="text">
      <style:text-properties style:font-name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Wingdings"/>
    </style:style>
    <style:style style:name="WW8Num8z1" style:display-name="WW8Num8z1" style:family="text">
      <style:text-properties style:font-name="Courier New" style:font-name-complex="Courier New"/>
    </style:style>
    <style:style style:name="WW8Num8z3" style:display-name="WW8Num8z3" style:family="text">
      <style:text-properties style:font-name="Symbol"/>
    </style:style>
    <style:style style:name="WW8Num12z0" style:display-name="WW8Num12z0" style:family="text">
      <style:text-properties style:font-name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3" style:display-name="WW8Num12z3" style:family="text">
      <style:text-properties style:font-name="Symbol"/>
    </style:style>
    <style:style style:name="WW8Num13z0" style:display-name="WW8Num13z0" style:family="text">
      <style:text-properties style:font-name="Wingdings"/>
    </style:style>
    <style:style style:name="WW8Num13z1" style:display-name="WW8Num13z1" style:family="text">
      <style:text-properties style:font-name="Courier New" style:font-name-complex="Courier New"/>
    </style:style>
    <style:style style:name="WW8Num13z3" style:display-name="WW8Num13z3" style:family="text">
      <style:text-properties style:font-name="Symbol"/>
    </style:style>
    <style:style style:name="WW8Num16z0" style:display-name="WW8Num16z0" style:family="text">
      <style:text-properties style:font-name="Wingdings"/>
    </style:style>
    <style:style style:name="WW8Num16z1" style:display-name="WW8Num16z1" style:family="text">
      <style:text-properties style:font-name="Courier New" style:font-name-complex="Courier New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Wingdings"/>
    </style:style>
    <style:style style:name="WW8Num17z1" style:display-name="WW8Num17z1" style:family="text">
      <style:text-properties style:font-name="Courier New" style:font-name-complex="Courier New"/>
    </style:style>
    <style:style style:name="WW8Num17z3" style:display-name="WW8Num17z3" style:family="text">
      <style:text-properties style:font-name="Symbol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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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7" style:display-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8" style:display-name="WW8Num8">
      <text:list-level-style-bullet text:level="1" text:style-name="WW_CharLFO8LVL1" text:bullet-char="">
        <style:list-level-properties/>
        <style:text-properties style:font-name="Wingdings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format="1" text:start-value="3">
        <style:list-level-properties/>
      </text:list-level-style-number>
      <text:list-level-style-number text:level="2" style:num-format="1" text:display-levels="2" text:start-value="1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format="1" text:start-value="3">
        <style:list-level-properties/>
      </text:list-level-style-number>
      <text:list-level-style-number text:level="2" style:num-format="1" text:display-levels="2" text:start-value="9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2" style:display-name="WW8Num12">
      <text:list-level-style-bullet text:level="1" text:style-name="WW_CharLFO12LVL1" text:bullet-char="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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display-levels="2" text:start-value="10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8Num16" style:display-name="WW8Num16">
      <text:list-level-style-bullet text:level="1" text:style-name="WW_CharLFO16LVL1" text:bullet-char="">
        <style:list-level-properties/>
        <style:text-properties style:font-name="Wingdings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7" style:display-name="WW8Num17">
      <text:list-level-style-bullet text:level="1" text:style-name="WW_CharLFO17LVL1" text:bullet-char="">
        <style:list-level-properties/>
        <style:text-properties style:font-name="Wingdings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</text:outline-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1">
      <text:list-level-style-bullet text:level="1" text:style-name="WW_CharLFO21LVL1" text:bullet-char="•">
        <style:list-level-properties/>
        <style:text-properties style:font-name="OpenSymbol"/>
      </text:list-level-style-bullet>
      <text:list-level-style-bullet text:level="2" text:style-name="WW_CharLFO21LVL2" text:bullet-char="◦">
        <style:list-level-properties/>
        <style:text-properties style:font-name="OpenSymbol"/>
      </text:list-level-style-bullet>
      <text:list-level-style-bullet text:level="3" text:style-name="WW_CharLFO21LVL3" text:bullet-char="▪">
        <style:list-level-properties/>
        <style:text-properties style:font-name="OpenSymbol"/>
      </text:list-level-style-bullet>
      <text:list-level-style-bullet text:level="4" text:style-name="WW_CharLFO21LVL4" text:bullet-char="•">
        <style:list-level-properties/>
        <style:text-properties style:font-name="OpenSymbol"/>
      </text:list-level-style-bullet>
      <text:list-level-style-bullet text:level="5" text:style-name="WW_CharLFO21LVL5" text:bullet-char="◦">
        <style:list-level-properties/>
        <style:text-properties style:font-name="OpenSymbol"/>
      </text:list-level-style-bullet>
      <text:list-level-style-bullet text:level="6" text:style-name="WW_CharLFO21LVL6" text:bullet-char="▪">
        <style:list-level-properties/>
        <style:text-properties style:font-name="OpenSymbol"/>
      </text:list-level-style-bullet>
      <text:list-level-style-bullet text:level="7" text:style-name="WW_CharLFO21LVL7" text:bullet-char="•">
        <style:list-level-properties/>
        <style:text-properties style:font-name="OpenSymbol"/>
      </text:list-level-style-bullet>
      <text:list-level-style-bullet text:level="8" text:style-name="WW_CharLFO21LVL8" text:bullet-char="◦">
        <style:list-level-properties/>
        <style:text-properties style:font-name="OpenSymbol"/>
      </text:list-level-style-bullet>
      <text:list-level-style-bullet text:level="9" text:style-name="WW_CharLFO21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format="1">
        <style:list-level-properties text:space-before="0.175in" text:min-label-width="0.25in"/>
      </text:list-level-style-number>
      <text:list-level-style-number text:level="2" style:num-suffix="." style:num-format="a" style:num-letter-sync="true">
        <style:list-level-properties text:space-before="0.675in" text:min-label-width="0.25in"/>
      </text:list-level-style-number>
      <text:list-level-style-number text:level="3" style:num-suffix="." style:num-format="i">
        <style:list-level-properties fo:text-align="end" text:space-before="1.3in" text:min-label-width="0.125in"/>
      </text:list-level-style-number>
      <text:list-level-style-number text:level="4" style:num-suffix="." style:num-format="1">
        <style:list-level-properties text:space-before="1.675in" text:min-label-width="0.25in"/>
      </text:list-level-style-number>
      <text:list-level-style-number text:level="5" style:num-suffix="." style:num-format="a" style:num-letter-sync="true">
        <style:list-level-properties text:space-before="2.175in" text:min-label-width="0.25in"/>
      </text:list-level-style-number>
      <text:list-level-style-number text:level="6" style:num-suffix="." style:num-format="i">
        <style:list-level-properties fo:text-align="end" text:space-before="2.8in" text:min-label-width="0.125in"/>
      </text:list-level-style-number>
      <text:list-level-style-number text:level="7" style:num-suffix="." style:num-format="1">
        <style:list-level-properties text:space-before="3.175in" text:min-label-width="0.25in"/>
      </text:list-level-style-number>
      <text:list-level-style-number text:level="8" style:num-suffix="." style:num-format="a" style:num-letter-sync="true">
        <style:list-level-properties text:space-before="3.675in" text:min-label-width="0.25in"/>
      </text:list-level-style-number>
      <text:list-level-style-number text:level="9" style:num-suffix="." style:num-format="i">
        <style:list-level-properties fo:text-align="end" text:space-before="4.3in" text:min-label-width="0.125in"/>
      </text:list-level-style-number>
    </text:list-style>
    <text:list-style style:name="LFO32">
      <text:list-level-style-number text:level="1" style:num-format="1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5986in" text:min-label-width="0.25in"/>
      </text:list-level-style-number>
      <text:list-level-style-number text:level="3" style:num-suffix="." style:num-format="i">
        <style:list-level-properties fo:text-align="end" text:space-before="1.2236in" text:min-label-width="0.125in"/>
      </text:list-level-style-number>
      <text:list-level-style-number text:level="4" style:num-suffix="." style:num-format="1">
        <style:list-level-properties text:space-before="1.5986in" text:min-label-width="0.25in"/>
      </text:list-level-style-number>
      <text:list-level-style-number text:level="5" style:num-suffix="." style:num-format="a" style:num-letter-sync="true">
        <style:list-level-properties text:space-before="2.0986in" text:min-label-width="0.25in"/>
      </text:list-level-style-number>
      <text:list-level-style-number text:level="6" style:num-suffix="." style:num-format="i">
        <style:list-level-properties fo:text-align="end" text:space-before="2.7236in" text:min-label-width="0.125in"/>
      </text:list-level-style-number>
      <text:list-level-style-number text:level="7" style:num-suffix="." style:num-format="1">
        <style:list-level-properties text:space-before="3.0986in" text:min-label-width="0.25in"/>
      </text:list-level-style-number>
      <text:list-level-style-number text:level="8" style:num-suffix="." style:num-format="a" style:num-letter-sync="true">
        <style:list-level-properties text:space-before="3.5986in" text:min-label-width="0.25in"/>
      </text:list-level-style-number>
      <text:list-level-style-number text:level="9" style:num-suffix="." style:num-format="i">
        <style:list-level-properties fo:text-align="end" text:space-before="4.2236in" text:min-label-width="0.125in"/>
      </text:list-level-style-number>
    </text:list-style>
    <text:list-style style:name="LFO33">
      <text:list-level-style-number text:level="1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P2" style:parent-style-name="Footer" style:family="paragraph">
      <style:paragraph-properties>
        <style:tab-stops/>
      </style:paragraph-properties>
    </style:style>
  </office:automatic-styles>
  <office:master-styles>
    <style:master-page style:name="MP0" style:page-layout-name="PL0">
      <style:header>
        <text:p text:style-name="Header"><text:s text:c="382"/>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meta:initial-creator>Lena Lúcia de Moraes</meta:initial-creator>
    <dc:creator>Cally</dc:creator>
    <meta:creation-date>2010-02-26T09:24:00Z</meta:creation-date>
    <dc:date>2011-10-01T04:15:00Z</dc:date>
    <meta:template xlink:href="Normal" xlink:type="simple"/>
    <meta:editing-cycles>23</meta:editing-cycles>
    <meta:editing-duration>PT14820S</meta:editing-duration>
    <meta:document-statistic meta:page-count="9" meta:paragraph-count="27" meta:word-count="2127" meta:character-count="13586" meta:row-count="95" meta:non-whitespace-character-count="11486"/>
  </office:meta>
</office:document-meta>
</file>